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400666" officeooo:paragraph-rsid="0256c544" style:font-weight-asian="normal" style:font-weight-complex="normal"/>
    </style:style>
    <style:style style:name="P40" style:family="paragraph" style:parent-style-name="Text_20_body">
      <style:text-properties fo:font-weight="normal" officeooo:rsid="02865c61" officeooo:paragraph-rsid="02865c61" style:font-weight-asian="normal" style:font-weight-complex="normal"/>
    </style:style>
    <style:style style:name="P41" style:family="paragraph" style:parent-style-name="Text_20_body">
      <style:text-properties fo:font-weight="normal" officeooo:rsid="028b48df" officeooo:paragraph-rsid="02983839" style:font-weight-asian="normal" style:font-weight-complex="normal"/>
    </style:style>
    <style:style style:name="P42" style:family="paragraph" style:parent-style-name="Text_20_body">
      <style:text-properties fo:font-weight="normal" officeooo:rsid="02983839" officeooo:paragraph-rsid="02983839" style:font-weight-asian="normal" style:font-weight-complex="normal"/>
    </style:style>
    <style:style style:name="P43" style:family="paragraph" style:parent-style-name="Text_20_body">
      <style:text-properties fo:font-weight="normal" officeooo:rsid="01948d3e" officeooo:paragraph-rsid="02d26998" style:font-weight-asian="normal" style:font-weight-complex="normal"/>
    </style:style>
    <style:style style:name="P44" style:family="paragraph" style:parent-style-name="Text_20_body">
      <style:text-properties fo:font-weight="normal" officeooo:rsid="02a47c54" officeooo:paragraph-rsid="02ba920a" style:font-weight-asian="normal" style:font-weight-complex="normal"/>
    </style:style>
    <style:style style:name="P45" style:family="paragraph" style:parent-style-name="Text_20_body">
      <style:text-properties fo:font-weight="normal" officeooo:rsid="02a47c54" officeooo:paragraph-rsid="02a47c54" style:font-weight-asian="normal" style:font-weight-complex="normal"/>
    </style:style>
    <style:style style:name="P46" style:family="paragraph" style:parent-style-name="Text_20_body">
      <style:text-properties fo:font-weight="normal" officeooo:rsid="02a47c54" officeooo:paragraph-rsid="02c1cab4" style:font-weight-asian="normal" style:font-weight-complex="normal"/>
    </style:style>
    <style:style style:name="P47" style:family="paragraph" style:parent-style-name="Text_20_body">
      <style:text-properties fo:font-weight="normal" officeooo:rsid="02a62489" officeooo:paragraph-rsid="02d380db" style:font-weight-asian="normal" style:font-weight-complex="normal"/>
    </style:style>
    <style:style style:name="P48" style:family="paragraph" style:parent-style-name="Text_20_body">
      <style:text-properties fo:font-weight="normal" officeooo:rsid="02a62489" officeooo:paragraph-rsid="031558da" style:font-weight-asian="normal" style:font-weight-complex="normal"/>
    </style:style>
    <style:style style:name="P49" style:family="paragraph" style:parent-style-name="Text_20_body">
      <style:text-properties fo:font-weight="normal" officeooo:rsid="02e5b8e8" officeooo:paragraph-rsid="02edf678" style:font-weight-asian="normal" style:font-weight-complex="normal"/>
    </style:style>
    <style:style style:name="P50" style:family="paragraph" style:parent-style-name="Text_20_body">
      <style:text-properties fo:font-weight="normal" officeooo:rsid="02f35c00" officeooo:paragraph-rsid="02f35c00" style:font-weight-asian="normal" style:font-weight-complex="normal"/>
    </style:style>
    <style:style style:name="P51" style:family="paragraph" style:parent-style-name="Text_20_body">
      <style:text-properties fo:font-weight="normal" officeooo:rsid="02f35c00" officeooo:paragraph-rsid="02f7efc6" style:font-weight-asian="normal" style:font-weight-complex="normal"/>
    </style:style>
    <style:style style:name="P52" style:family="paragraph" style:parent-style-name="Text_20_body">
      <style:text-properties fo:font-weight="normal" officeooo:rsid="0317e07e" officeooo:paragraph-rsid="0317e07e" style:font-weight-asian="normal" style:font-weight-complex="normal"/>
    </style:style>
    <style:style style:name="P53" style:family="paragraph" style:parent-style-name="Text_20_body">
      <style:text-properties fo:font-weight="normal" officeooo:rsid="0301bd60" officeooo:paragraph-rsid="032099b8" style:font-weight-asian="normal" style:font-weight-complex="normal"/>
    </style:style>
    <style:style style:name="P54" style:family="paragraph" style:parent-style-name="Text_20_body">
      <style:text-properties fo:font-weight="normal" officeooo:rsid="0301bd60" officeooo:paragraph-rsid="0325ace0" style:font-weight-asian="normal" style:font-weight-complex="normal"/>
    </style:style>
    <style:style style:name="P55" style:family="paragraph" style:parent-style-name="Text_20_body">
      <style:text-properties fo:font-weight="normal" officeooo:rsid="03257c76" officeooo:paragraph-rsid="03257c76" style:font-weight-asian="normal" style:font-weight-complex="normal"/>
    </style:style>
    <style:style style:name="P56" style:family="paragraph" style:parent-style-name="Text_20_body">
      <style:text-properties fo:font-weight="normal" officeooo:rsid="02aa6b40" officeooo:paragraph-rsid="051e58ee" style:font-weight-asian="normal" style:font-weight-complex="normal"/>
    </style:style>
    <style:style style:name="P57" style:family="paragraph" style:parent-style-name="Text_20_body">
      <style:text-properties fo:font-weight="normal" officeooo:rsid="031e10c5" officeooo:paragraph-rsid="031e10c5" style:font-weight-asian="normal" style:font-weight-complex="normal"/>
    </style:style>
    <style:style style:name="P58" style:family="paragraph" style:parent-style-name="Text_20_body">
      <style:text-properties fo:font-weight="normal" officeooo:rsid="05230e2f" officeooo:paragraph-rsid="05230e2f"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officeooo:rsid="03cc0228" officeooo:paragraph-rsid="03cc0228"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17aef89"/>
    </style:style>
    <style:style style:name="P137" style:family="paragraph" style:parent-style-name="Text_20_body">
      <style:text-properties officeooo:rsid="041568db" officeooo:paragraph-rsid="031b2329"/>
    </style:style>
    <style:style style:name="P138" style:family="paragraph" style:parent-style-name="Text_20_body">
      <style:text-properties officeooo:rsid="032be77a" officeooo:paragraph-rsid="034a5b24"/>
    </style:style>
    <style:style style:name="P139" style:family="paragraph" style:parent-style-name="Text_20_body">
      <style:text-properties officeooo:rsid="033a67a2" officeooo:paragraph-rsid="034a5b24"/>
    </style:style>
    <style:style style:name="P140" style:family="paragraph" style:parent-style-name="Text_20_body">
      <style:text-properties officeooo:rsid="033fc09c" officeooo:paragraph-rsid="034a5b24"/>
    </style:style>
    <style:style style:name="P141" style:family="paragraph" style:parent-style-name="Text_20_body">
      <style:text-properties officeooo:rsid="033fc09c" officeooo:paragraph-rsid="037f2449"/>
    </style:style>
    <style:style style:name="P142" style:family="paragraph" style:parent-style-name="Text_20_body">
      <style:text-properties officeooo:paragraph-rsid="034a5b24"/>
    </style:style>
    <style:style style:name="P143" style:family="paragraph" style:parent-style-name="Text_20_body">
      <style:text-properties officeooo:paragraph-rsid="034c0b41"/>
    </style:style>
    <style:style style:name="P144" style:family="paragraph" style:parent-style-name="Text_20_body">
      <style:text-properties officeooo:rsid="034c0b41" officeooo:paragraph-rsid="0355a893"/>
    </style:style>
    <style:style style:name="P145" style:family="paragraph" style:parent-style-name="Text_20_body">
      <style:text-properties officeooo:rsid="0375944b" officeooo:paragraph-rsid="0375944b"/>
    </style:style>
    <style:style style:name="P146" style:family="paragraph" style:parent-style-name="Text_20_body">
      <style:text-properties officeooo:rsid="0375944b" officeooo:paragraph-rsid="03779096"/>
    </style:style>
    <style:style style:name="P147" style:family="paragraph" style:parent-style-name="Text_20_body">
      <style:text-properties officeooo:rsid="03779096" officeooo:paragraph-rsid="037a97a5"/>
    </style:style>
    <style:style style:name="P148" style:family="paragraph" style:parent-style-name="Text_20_body">
      <style:text-properties officeooo:paragraph-rsid="035c066b"/>
    </style:style>
    <style:style style:name="P149" style:family="paragraph" style:parent-style-name="Text_20_body">
      <style:text-properties officeooo:rsid="0382e82e" officeooo:paragraph-rsid="0382e82e"/>
    </style:style>
    <style:style style:name="P150" style:family="paragraph" style:parent-style-name="Text_20_body">
      <style:text-properties officeooo:rsid="03858913" officeooo:paragraph-rsid="03858913"/>
    </style:style>
    <style:style style:name="P151" style:family="paragraph" style:parent-style-name="Text_20_body">
      <style:text-properties officeooo:rsid="03860670" officeooo:paragraph-rsid="0391c342"/>
    </style:style>
    <style:style style:name="P152" style:family="paragraph" style:parent-style-name="Text_20_body">
      <style:text-properties officeooo:rsid="03860670" officeooo:paragraph-rsid="03860670"/>
    </style:style>
    <style:style style:name="P153" style:family="paragraph" style:parent-style-name="Text_20_body">
      <style:text-properties officeooo:rsid="03936424" officeooo:paragraph-rsid="03936424"/>
    </style:style>
    <style:style style:name="P154" style:family="paragraph" style:parent-style-name="Text_20_body">
      <style:text-properties officeooo:rsid="0272dcef" officeooo:paragraph-rsid="027f7095"/>
    </style:style>
    <style:style style:name="P155" style:family="paragraph" style:parent-style-name="Text_20_body">
      <style:text-properties officeooo:rsid="0322a0ad" officeooo:paragraph-rsid="0322a0ad"/>
    </style:style>
    <style:style style:name="P156" style:family="paragraph" style:parent-style-name="Text_20_body">
      <style:text-properties officeooo:rsid="03b049eb" officeooo:paragraph-rsid="03b049eb"/>
    </style:style>
    <style:style style:name="P157" style:family="paragraph" style:parent-style-name="Text_20_body">
      <style:text-properties officeooo:rsid="03b2e796" officeooo:paragraph-rsid="03b2e796"/>
    </style:style>
    <style:style style:name="P158" style:family="paragraph" style:parent-style-name="Text_20_body">
      <style:text-properties officeooo:rsid="03b6da38" officeooo:paragraph-rsid="03b6da38"/>
    </style:style>
    <style:style style:name="P159" style:family="paragraph" style:parent-style-name="Text_20_body">
      <style:text-properties officeooo:rsid="03b837d2" officeooo:paragraph-rsid="03b837d2"/>
    </style:style>
    <style:style style:name="P160" style:family="paragraph" style:parent-style-name="Text_20_body">
      <style:text-properties officeooo:rsid="03b8cc40" officeooo:paragraph-rsid="03b8cc40"/>
    </style:style>
    <style:style style:name="P161" style:family="paragraph" style:parent-style-name="Text_20_body">
      <style:text-properties officeooo:rsid="03bc815e" officeooo:paragraph-rsid="03bc815e"/>
    </style:style>
    <style:style style:name="P162" style:family="paragraph" style:parent-style-name="Text_20_body">
      <style:text-properties officeooo:rsid="03d7e15a" officeooo:paragraph-rsid="03d7e15a"/>
    </style:style>
    <style:style style:name="P163" style:family="paragraph" style:parent-style-name="Text_20_body">
      <style:text-properties officeooo:rsid="03acac29" officeooo:paragraph-rsid="03e3ad63"/>
    </style:style>
    <style:style style:name="P164" style:family="paragraph" style:parent-style-name="Text_20_body">
      <style:text-properties officeooo:rsid="03f7d9bd" officeooo:paragraph-rsid="03f7d9bd"/>
    </style:style>
    <style:style style:name="P165" style:family="paragraph" style:parent-style-name="Text_20_body">
      <style:text-properties officeooo:rsid="03f7d9bd" officeooo:paragraph-rsid="04269304"/>
    </style:style>
    <style:style style:name="P166" style:family="paragraph" style:parent-style-name="Text_20_body">
      <style:text-properties officeooo:rsid="03f7d9bd" officeooo:paragraph-rsid="0457324a"/>
    </style:style>
    <style:style style:name="P167" style:family="paragraph" style:parent-style-name="Text_20_body">
      <style:text-properties officeooo:rsid="03f7d9bd" officeooo:paragraph-rsid="045ee805"/>
    </style:style>
    <style:style style:name="P168" style:family="paragraph" style:parent-style-name="Text_20_body">
      <style:text-properties officeooo:rsid="03f7d9bd" officeooo:paragraph-rsid="04af9d16"/>
    </style:style>
    <style:style style:name="P169" style:family="paragraph" style:parent-style-name="Text_20_body">
      <style:text-properties officeooo:rsid="03f7d9bd" officeooo:paragraph-rsid="0483cc34"/>
    </style:style>
    <style:style style:name="P170" style:family="paragraph" style:parent-style-name="Text_20_body">
      <style:text-properties officeooo:rsid="03fedea6" officeooo:paragraph-rsid="03fedea6"/>
    </style:style>
    <style:style style:name="P171" style:family="paragraph" style:parent-style-name="Text_20_body">
      <style:text-properties officeooo:rsid="04231e0c" officeooo:paragraph-rsid="04231e0c"/>
    </style:style>
    <style:style style:name="P172" style:family="paragraph" style:parent-style-name="Text_20_body">
      <style:text-properties officeooo:paragraph-rsid="04231e0c"/>
    </style:style>
    <style:style style:name="P173" style:family="paragraph" style:parent-style-name="Text_20_body">
      <style:text-properties officeooo:rsid="0439ec41" officeooo:paragraph-rsid="0439ec41"/>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39ec41" officeooo:paragraph-rsid="045ee805"/>
    </style:style>
    <style:style style:name="P176" style:family="paragraph" style:parent-style-name="Text_20_body">
      <style:text-properties officeooo:rsid="0439ec41" officeooo:paragraph-rsid="050d25e0"/>
    </style:style>
    <style:style style:name="P177" style:family="paragraph" style:parent-style-name="Text_20_body">
      <style:text-properties officeooo:rsid="044cd281" officeooo:paragraph-rsid="044cd281"/>
    </style:style>
    <style:style style:name="P178" style:family="paragraph" style:parent-style-name="Text_20_body">
      <style:text-properties officeooo:rsid="044cd281" officeooo:paragraph-rsid="0457324a"/>
    </style:style>
    <style:style style:name="P179" style:family="paragraph" style:parent-style-name="Text_20_body">
      <style:text-properties officeooo:rsid="044cd281" officeooo:paragraph-rsid="045ee805"/>
    </style:style>
    <style:style style:name="P180" style:family="paragraph" style:parent-style-name="Text_20_body">
      <style:text-properties officeooo:rsid="043ed011" officeooo:paragraph-rsid="044cd281"/>
    </style:style>
    <style:style style:name="P181" style:family="paragraph" style:parent-style-name="Text_20_body">
      <style:text-properties officeooo:rsid="04608545" officeooo:paragraph-rsid="04608545"/>
    </style:style>
    <style:style style:name="P182" style:family="paragraph" style:parent-style-name="Text_20_body">
      <style:text-properties officeooo:rsid="04636293" officeooo:paragraph-rsid="04636293"/>
    </style:style>
    <style:style style:name="P183" style:family="paragraph" style:parent-style-name="Text_20_body">
      <style:text-properties officeooo:rsid="04636293" officeooo:paragraph-rsid="04dc3a2f"/>
    </style:style>
    <style:style style:name="P184" style:family="paragraph" style:parent-style-name="Text_20_body">
      <style:text-properties officeooo:rsid="04636293" officeooo:paragraph-rsid="04facb22"/>
    </style:style>
    <style:style style:name="P185" style:family="paragraph" style:parent-style-name="Text_20_body">
      <style:text-properties officeooo:rsid="0492e8c4" officeooo:paragraph-rsid="0492e8c4"/>
    </style:style>
    <style:style style:name="P186" style:family="paragraph" style:parent-style-name="Text_20_body">
      <style:text-properties officeooo:rsid="04939d9a" officeooo:paragraph-rsid="04939d9a"/>
    </style:style>
    <style:style style:name="P187" style:family="paragraph" style:parent-style-name="Text_20_body">
      <style:text-properties officeooo:rsid="04939d9a" officeooo:paragraph-rsid="04b0f788"/>
    </style:style>
    <style:style style:name="P188" style:family="paragraph" style:parent-style-name="Text_20_body">
      <style:text-properties officeooo:rsid="04982685" officeooo:paragraph-rsid="04982685"/>
    </style:style>
    <style:style style:name="P189" style:family="paragraph" style:parent-style-name="Text_20_body">
      <style:text-properties officeooo:rsid="04982685" officeooo:paragraph-rsid="04a36b0f"/>
    </style:style>
    <style:style style:name="P190" style:family="paragraph" style:parent-style-name="Text_20_body">
      <style:text-properties officeooo:rsid="04b0f788" officeooo:paragraph-rsid="04b0f788"/>
    </style:style>
    <style:style style:name="P191" style:family="paragraph" style:parent-style-name="Text_20_body">
      <style:text-properties officeooo:rsid="04b0f788" officeooo:paragraph-rsid="050d25e0"/>
    </style:style>
    <style:style style:name="P192" style:family="paragraph" style:parent-style-name="Text_20_body">
      <style:text-properties officeooo:rsid="04b6ff30" officeooo:paragraph-rsid="04b6ff30"/>
    </style:style>
    <style:style style:name="P193" style:family="paragraph" style:parent-style-name="Text_20_body">
      <style:text-properties officeooo:rsid="04d1db3a" officeooo:paragraph-rsid="04d1db3a"/>
    </style:style>
    <style:style style:name="P194" style:family="paragraph" style:parent-style-name="Text_20_body">
      <style:text-properties officeooo:rsid="04a36b0f" officeooo:paragraph-rsid="04a89684"/>
    </style:style>
    <style:style style:name="P195" style:family="paragraph" style:parent-style-name="Text_20_body">
      <style:text-properties officeooo:rsid="04da95bb" officeooo:paragraph-rsid="04dc3a2f"/>
    </style:style>
    <style:style style:name="P196" style:family="paragraph" style:parent-style-name="Text_20_body">
      <style:text-properties officeooo:rsid="04da95bb" officeooo:paragraph-rsid="04f46648"/>
    </style:style>
    <style:style style:name="P197" style:family="paragraph" style:parent-style-name="Text_20_body">
      <style:text-properties officeooo:rsid="04e947f1" officeooo:paragraph-rsid="04e947f1"/>
    </style:style>
    <style:style style:name="P198" style:family="paragraph" style:parent-style-name="Text_20_body">
      <style:text-properties officeooo:rsid="04f0ebbd" officeooo:paragraph-rsid="04f11e74"/>
    </style:style>
    <style:style style:name="P199" style:family="paragraph" style:parent-style-name="Text_20_body">
      <style:text-properties officeooo:rsid="04f77f2e" officeooo:paragraph-rsid="04f77f2e"/>
    </style:style>
    <style:style style:name="P200" style:family="paragraph" style:parent-style-name="Text_20_body">
      <style:text-properties officeooo:rsid="04facb22" officeooo:paragraph-rsid="050a1928"/>
    </style:style>
    <style:style style:name="P201" style:family="paragraph" style:parent-style-name="Text_20_body">
      <style:text-properties officeooo:rsid="050d25e0" officeooo:paragraph-rsid="050d25e0"/>
    </style:style>
    <style:style style:name="P202" style:family="paragraph" style:parent-style-name="Text_20_body">
      <style:text-properties officeooo:rsid="03f98ec9" officeooo:paragraph-rsid="050d25e0"/>
    </style:style>
    <style:style style:name="P203" style:family="paragraph" style:parent-style-name="Text_20_body">
      <style:text-properties officeooo:rsid="0470bdc3" officeooo:paragraph-rsid="0512de39"/>
    </style:style>
    <style:style style:name="P204" style:family="paragraph" style:parent-style-name="Text_20_body">
      <style:text-properties officeooo:rsid="05178649" officeooo:paragraph-rsid="05178649"/>
    </style:style>
    <style:style style:name="P205" style:family="paragraph" style:parent-style-name="Text_20_body">
      <style:text-properties fo:color="#990000" officeooo:rsid="03b8cc40" officeooo:paragraph-rsid="03b8cc40"/>
    </style:style>
    <style:style style:name="P206" style:family="paragraph" style:parent-style-name="Standard">
      <style:text-properties officeooo:rsid="0057321f" officeooo:paragraph-rsid="0057321f"/>
    </style:style>
    <style:style style:name="P207" style:family="paragraph" style:parent-style-name="Standard">
      <style:text-properties officeooo:rsid="005e76b5" officeooo:paragraph-rsid="006c9f6e"/>
    </style:style>
    <style:style style:name="P208" style:family="paragraph" style:parent-style-name="Standard">
      <style:text-properties officeooo:rsid="00735414" officeooo:paragraph-rsid="00818527"/>
    </style:style>
    <style:style style:name="P209" style:family="paragraph" style:parent-style-name="Standard">
      <style:text-properties officeooo:rsid="00735414" officeooo:paragraph-rsid="050b53fd"/>
    </style:style>
    <style:style style:name="P210" style:family="paragraph" style:parent-style-name="Standard">
      <style:text-properties officeooo:rsid="0085687e" officeooo:paragraph-rsid="009e3450"/>
    </style:style>
    <style:style style:name="P211" style:family="paragraph" style:parent-style-name="Standard">
      <style:text-properties officeooo:rsid="00dafa2c" officeooo:paragraph-rsid="00dafa2c"/>
    </style:style>
    <style:style style:name="P212" style:family="paragraph" style:parent-style-name="Standard">
      <style:text-properties officeooo:rsid="00ddbf8f" officeooo:paragraph-rsid="00ddbf8f"/>
    </style:style>
    <style:style style:name="P213" style:family="paragraph" style:parent-style-name="Standard">
      <style:text-properties officeooo:rsid="00ddbf8f" officeooo:paragraph-rsid="050b53fd"/>
    </style:style>
    <style:style style:name="P214" style:family="paragraph" style:parent-style-name="Standard">
      <style:text-properties officeooo:rsid="00eb886c" officeooo:paragraph-rsid="00f59f77"/>
    </style:style>
    <style:style style:name="P215" style:family="paragraph" style:parent-style-name="Standard">
      <style:text-properties officeooo:rsid="00eb886c" officeooo:paragraph-rsid="050ba0ee"/>
    </style:style>
    <style:style style:name="P216" style:family="paragraph" style:parent-style-name="Standard">
      <style:text-properties officeooo:rsid="01001564" officeooo:paragraph-rsid="01001564"/>
    </style:style>
    <style:style style:name="P217" style:family="paragraph" style:parent-style-name="Standard">
      <style:text-properties officeooo:rsid="01001564" officeooo:paragraph-rsid="050ba0ee"/>
    </style:style>
    <style:style style:name="P218" style:family="paragraph" style:parent-style-name="Standard">
      <style:text-properties officeooo:paragraph-rsid="00570938"/>
    </style:style>
    <style:style style:name="P219" style:family="paragraph" style:parent-style-name="Standard">
      <style:text-properties officeooo:rsid="00570938" officeooo:paragraph-rsid="00570938"/>
    </style:style>
    <style:style style:name="P220" style:family="paragraph" style:parent-style-name="Standard">
      <style:text-properties officeooo:rsid="0111c7e2" officeooo:paragraph-rsid="0111c7e2"/>
    </style:style>
    <style:style style:name="P221" style:family="paragraph" style:parent-style-name="Standard">
      <style:text-properties officeooo:rsid="0111c7e2" officeooo:paragraph-rsid="050ba0ee"/>
    </style:style>
    <style:style style:name="P222" style:family="paragraph" style:parent-style-name="Standard">
      <style:text-properties officeooo:rsid="011a2c8a" officeooo:paragraph-rsid="011e3880"/>
    </style:style>
    <style:style style:name="P223" style:family="paragraph" style:parent-style-name="Standard">
      <style:text-properties officeooo:rsid="011a2c8a" officeooo:paragraph-rsid="050ba0ee"/>
    </style:style>
    <style:style style:name="P224" style:family="paragraph" style:parent-style-name="Standard">
      <style:text-properties officeooo:rsid="011f99cd" officeooo:paragraph-rsid="011f99cd"/>
    </style:style>
    <style:style style:name="P225" style:family="paragraph" style:parent-style-name="Standard">
      <style:text-properties officeooo:rsid="011f99cd" officeooo:paragraph-rsid="050ba0ee"/>
    </style:style>
    <style:style style:name="P226" style:family="paragraph" style:parent-style-name="Standard">
      <style:text-properties officeooo:rsid="00a2d36d" officeooo:paragraph-rsid="00b461b9"/>
    </style:style>
    <style:style style:name="P227" style:family="paragraph" style:parent-style-name="Standard">
      <style:text-properties officeooo:rsid="00a2d36d" officeooo:paragraph-rsid="011f99cd"/>
    </style:style>
    <style:style style:name="P228" style:family="paragraph" style:parent-style-name="Standard">
      <style:text-properties officeooo:rsid="00a2dbcd" officeooo:paragraph-rsid="013fc604"/>
    </style:style>
    <style:style style:name="P229" style:family="paragraph" style:parent-style-name="Standard">
      <style:text-properties officeooo:rsid="00a2dbcd" officeooo:paragraph-rsid="01438f1d"/>
    </style:style>
    <style:style style:name="P230" style:family="paragraph" style:parent-style-name="Standard">
      <style:text-properties officeooo:rsid="00a2dbcd" officeooo:paragraph-rsid="014978ae"/>
    </style:style>
    <style:style style:name="P231" style:family="paragraph" style:parent-style-name="Standard">
      <style:text-properties officeooo:rsid="00a2dbcd" officeooo:paragraph-rsid="016ebc8e"/>
    </style:style>
    <style:style style:name="P232" style:family="paragraph" style:parent-style-name="Standard">
      <style:text-properties officeooo:rsid="00a2dbcd" officeooo:paragraph-rsid="019f2053"/>
    </style:style>
    <style:style style:name="P233" style:family="paragraph" style:parent-style-name="Standard">
      <style:text-properties officeooo:rsid="00a2dbcd" officeooo:paragraph-rsid="0155fc47"/>
    </style:style>
    <style:style style:name="P234" style:family="paragraph" style:parent-style-name="Standard">
      <style:text-properties officeooo:rsid="017e91f8" officeooo:paragraph-rsid="017e91f8"/>
    </style:style>
    <style:style style:name="P235" style:family="paragraph" style:parent-style-name="Standard">
      <style:text-properties officeooo:rsid="019f2053" officeooo:paragraph-rsid="01a1269b"/>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Author">
      <style:text-properties officeooo:rsid="00bb700a" officeooo:paragraph-rsid="00bb700a"/>
    </style:style>
    <style:style style:name="P241" style:family="paragraph" style:parent-style-name="Author">
      <style:text-properties officeooo:rsid="00bb700a" officeooo:paragraph-rsid="016da5a1"/>
    </style:style>
    <style:style style:name="P242" style:family="paragraph" style:parent-style-name="Author">
      <style:text-properties officeooo:rsid="00bb700a" officeooo:paragraph-rsid="03a73593"/>
    </style:style>
    <style:style style:name="P243" style:family="paragraph" style:parent-style-name="Quotations">
      <style:text-properties officeooo:rsid="010c5533" officeooo:paragraph-rsid="010c5533"/>
    </style:style>
    <style:style style:name="P244" style:family="paragraph" style:parent-style-name="Standard">
      <style:paragraph-properties fo:break-before="page"/>
    </style:style>
    <style:style style:name="P245" style:family="paragraph" style:parent-style-name="Standard">
      <style:paragraph-properties fo:break-before="page"/>
      <style:text-properties officeooo:rsid="011f99cd" officeooo:paragraph-rsid="011f99cd"/>
    </style:style>
    <style:style style:name="P246" style:family="paragraph" style:parent-style-name="Standard">
      <style:paragraph-properties fo:break-before="page"/>
      <style:text-properties officeooo:rsid="017e91f8" officeooo:paragraph-rsid="017e91f8"/>
    </style:style>
    <style:style style:name="P247" style:family="paragraph" style:parent-style-name="Standard">
      <style:paragraph-properties fo:break-before="page"/>
      <style:text-properties officeooo:rsid="00a2d36d" officeooo:paragraph-rsid="011f99cd"/>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text-properties officeooo:rsid="023cb190" officeooo:paragraph-rsid="023cb190"/>
    </style:style>
    <style:style style:name="P250" style:family="paragraph" style:parent-style-name="Table_20_Contents">
      <style:paragraph-properties fo:text-align="center" style:justify-single-word="false"/>
      <style:text-properties officeooo:rsid="023b1690" officeooo:paragraph-rsid="023b1690"/>
    </style:style>
    <style:style style:name="P251" style:family="paragraph" style:parent-style-name="Table_20_Contents">
      <style:paragraph-properties fo:text-align="center" style:justify-single-word="false"/>
      <style:text-properties officeooo:rsid="0239df5f" officeooo:paragraph-rsid="0239df5f"/>
    </style:style>
    <style:style style:name="P25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3" style:family="paragraph" style:parent-style-name="Bibliography_20_1">
      <style:paragraph-properties>
        <style:tab-stops/>
      </style:paragraph-properties>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3">
      <style:paragraph-properties>
        <style:tab-stops>
          <style:tab-stop style:position="16.002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4">
      <style:paragraph-properties>
        <style:tab-stops>
          <style:tab-stop style:position="15.503cm" style:type="right" style:leader-style="dotted" style:leader-text="."/>
        </style:tab-stops>
      </style:paragraph-properties>
    </style:style>
    <style:style style:name="P258" style:family="paragraph" style:parent-style-name="Standard">
      <style:text-properties officeooo:paragraph-rsid="05265063"/>
    </style:style>
    <style:style style:name="P259" style:family="paragraph" style:parent-style-name="Text_20_body" style:list-style-name="L1">
      <style:text-properties officeooo:rsid="0466b097" officeooo:paragraph-rsid="0488b6a9"/>
    </style:style>
    <style:style style:name="P260" style:family="paragraph" style:parent-style-name="Text_20_body" style:list-style-name="L2">
      <style:text-properties officeooo:rsid="0466b097" officeooo:paragraph-rsid="0488b6a9"/>
    </style:style>
    <style:style style:name="P261" style:family="paragraph" style:parent-style-name="Text_20_body" style:list-style-name="L3">
      <style:text-properties officeooo:rsid="0466b097" officeooo:paragraph-rsid="047df607"/>
    </style:style>
    <style:style style:name="P262" style:family="paragraph" style:parent-style-name="Text_20_body" style:list-style-name="L7">
      <style:text-properties officeooo:rsid="0466b097" officeooo:paragraph-rsid="0491aeb2"/>
    </style:style>
    <style:style style:name="P263" style:family="paragraph" style:parent-style-name="Text_20_body" style:list-style-name="L7">
      <style:text-properties officeooo:rsid="0466b097" officeooo:paragraph-rsid="0492e8c4"/>
    </style:style>
    <style:style style:name="P264" style:family="paragraph" style:parent-style-name="Text_20_body" style:list-style-name="L11">
      <style:text-properties officeooo:rsid="0466b097" officeooo:paragraph-rsid="0477c584"/>
    </style:style>
    <style:style style:name="P265" style:family="paragraph" style:parent-style-name="Text_20_body" style:list-style-name="L12">
      <style:text-properties officeooo:rsid="0466b097" officeooo:paragraph-rsid="049584da"/>
    </style:style>
    <style:style style:name="P266" style:family="paragraph" style:parent-style-name="Text_20_body" style:list-style-name="L14">
      <style:text-properties officeooo:rsid="0466b097" officeooo:paragraph-rsid="04b0f788"/>
    </style:style>
    <style:style style:name="P267" style:family="paragraph" style:parent-style-name="Text_20_body" style:list-style-name="L16">
      <style:text-properties officeooo:rsid="0466b097" officeooo:paragraph-rsid="04b0f788"/>
    </style:style>
    <style:style style:name="P268" style:family="paragraph" style:parent-style-name="Text_20_body" style:list-style-name="L1">
      <style:text-properties officeooo:rsid="03cc0228" officeooo:paragraph-rsid="03cc0228"/>
    </style:style>
    <style:style style:name="P269" style:family="paragraph" style:parent-style-name="Text_20_body" style:list-style-name="L2">
      <style:text-properties officeooo:rsid="03c52263" officeooo:paragraph-rsid="03c52263"/>
    </style:style>
    <style:style style:name="P270" style:family="paragraph" style:parent-style-name="Text_20_body" style:list-style-name="L2">
      <style:text-properties officeooo:rsid="03c52263" officeooo:paragraph-rsid="03cdb5ba"/>
    </style:style>
    <style:style style:name="P271" style:family="paragraph" style:parent-style-name="Text_20_body" style:list-style-name="L3">
      <style:text-properties officeooo:rsid="03c52263" officeooo:paragraph-rsid="04022d68"/>
    </style:style>
    <style:style style:name="P272" style:family="paragraph" style:parent-style-name="Text_20_body" style:list-style-name="L2">
      <style:text-properties fo:font-style="normal" officeooo:rsid="03d90626" officeooo:paragraph-rsid="03d90626" style:font-style-asian="normal" style:font-style-complex="normal"/>
    </style:style>
    <style:style style:name="P273" style:family="paragraph" style:parent-style-name="Text_20_body" style:list-style-name="L3">
      <style:text-properties fo:font-style="normal" officeooo:rsid="041b0ff7" officeooo:paragraph-rsid="041b0ff7" style:font-style-asian="normal" style:font-style-complex="normal"/>
    </style:style>
    <style:style style:name="P274" style:family="paragraph" style:parent-style-name="Text_20_body" style:list-style-name="L3">
      <style:text-properties fo:font-style="normal" officeooo:rsid="04354a04" officeooo:paragraph-rsid="04354a04" style:font-style-asian="normal" style:font-style-complex="normal"/>
    </style:style>
    <style:style style:name="P275" style:family="paragraph" style:parent-style-name="Text_20_body" style:list-style-name="L2">
      <style:text-properties officeooo:rsid="03d69c22" officeooo:paragraph-rsid="03ddac26"/>
    </style:style>
    <style:style style:name="P276" style:family="paragraph" style:parent-style-name="Text_20_body" style:list-style-name="L3">
      <style:text-properties officeooo:rsid="0404af7c" officeooo:paragraph-rsid="0444dc4e"/>
    </style:style>
    <style:style style:name="P277" style:family="paragraph" style:parent-style-name="Text_20_body" style:list-style-name="L3">
      <style:text-properties officeooo:rsid="0444dc4e" officeooo:paragraph-rsid="0444dc4e"/>
    </style:style>
    <style:style style:name="P278" style:family="paragraph" style:parent-style-name="Text_20_body" style:list-style-name="L3">
      <style:text-properties officeooo:rsid="04068661" officeooo:paragraph-rsid="04068661"/>
    </style:style>
    <style:style style:name="P279" style:family="paragraph" style:parent-style-name="Text_20_body" style:list-style-name="L3">
      <style:text-properties officeooo:rsid="04111e30" officeooo:paragraph-rsid="04111e30"/>
    </style:style>
    <style:style style:name="P280" style:family="paragraph" style:parent-style-name="Text_20_body" style:list-style-name="L3">
      <style:text-properties officeooo:rsid="040cb526" officeooo:paragraph-rsid="040cb526"/>
    </style:style>
    <style:style style:name="P281" style:family="paragraph" style:parent-style-name="Text_20_body" style:list-style-name="L3">
      <style:text-properties officeooo:rsid="040e3cd6" officeooo:paragraph-rsid="040e3cd6"/>
    </style:style>
    <style:style style:name="P282" style:family="paragraph" style:parent-style-name="Text_20_body" style:list-style-name="L3">
      <style:text-properties officeooo:rsid="04130005" officeooo:paragraph-rsid="04199ee3"/>
    </style:style>
    <style:style style:name="P283" style:family="paragraph" style:parent-style-name="Text_20_body" style:list-style-name="L3">
      <style:text-properties officeooo:rsid="04269304" officeooo:paragraph-rsid="04269304"/>
    </style:style>
    <style:style style:name="P284" style:family="paragraph" style:parent-style-name="Text_20_body" style:list-style-name="L7">
      <style:text-properties officeooo:rsid="04269304" officeooo:paragraph-rsid="04559e5a"/>
    </style:style>
    <style:style style:name="P285" style:family="paragraph" style:parent-style-name="Text_20_body" style:list-style-name="L7">
      <style:text-properties officeooo:rsid="04269304" officeooo:paragraph-rsid="04dd40ea"/>
    </style:style>
    <style:style style:name="P286" style:family="paragraph" style:parent-style-name="Text_20_body" style:list-style-name="L4">
      <style:text-properties officeooo:rsid="04683001" officeooo:paragraph-rsid="05141ce7"/>
    </style:style>
    <style:style style:name="P287" style:family="paragraph" style:parent-style-name="Text_20_body" style:list-style-name="L16">
      <style:text-properties officeooo:rsid="04683001" officeooo:paragraph-rsid="04b0f788"/>
    </style:style>
    <style:style style:name="P288" style:family="paragraph" style:parent-style-name="Text_20_body" style:list-style-name="L5">
      <style:text-properties officeooo:rsid="046da946" officeooo:paragraph-rsid="046da946"/>
    </style:style>
    <style:style style:name="P289" style:family="paragraph" style:parent-style-name="Text_20_body" style:list-style-name="L6">
      <style:text-properties officeooo:rsid="04b76d62" officeooo:paragraph-rsid="04b76d62"/>
    </style:style>
    <style:style style:name="P290" style:family="paragraph" style:parent-style-name="Text_20_body" style:list-style-name="L6">
      <style:text-properties officeooo:rsid="04b76d62" officeooo:paragraph-rsid="04f11e74"/>
    </style:style>
    <style:style style:name="P291" style:family="paragraph" style:parent-style-name="Text_20_body" style:list-style-name="L6">
      <style:text-properties officeooo:rsid="04b76d62" officeooo:paragraph-rsid="04c00a2c"/>
    </style:style>
    <style:style style:name="P292" style:family="paragraph" style:parent-style-name="Text_20_body" style:list-style-name="L6">
      <style:text-properties officeooo:rsid="04f11e74" officeooo:paragraph-rsid="04f11e74"/>
    </style:style>
    <style:style style:name="P293" style:family="paragraph" style:parent-style-name="Text_20_body" style:list-style-name="L6">
      <style:text-properties officeooo:rsid="04f2a567" officeooo:paragraph-rsid="04f2a567"/>
    </style:style>
    <style:style style:name="P294" style:family="paragraph" style:parent-style-name="Text_20_body" style:list-style-name="L6">
      <style:text-properties officeooo:rsid="04ba71dd" officeooo:paragraph-rsid="04bbb2f4"/>
    </style:style>
    <style:style style:name="P295" style:family="paragraph" style:parent-style-name="Text_20_body" style:list-style-name="L6">
      <style:text-properties officeooo:rsid="04bbb2f4" officeooo:paragraph-rsid="04c00a2c"/>
    </style:style>
    <style:style style:name="P296" style:family="paragraph" style:parent-style-name="Text_20_body" style:list-style-name="L6">
      <style:text-properties officeooo:rsid="04c00a2c" officeooo:paragraph-rsid="04c2fecf"/>
    </style:style>
    <style:style style:name="P297" style:family="paragraph" style:parent-style-name="Text_20_body" style:list-style-name="L6">
      <style:text-properties officeooo:rsid="04bed9a2" officeooo:paragraph-rsid="04c4c3a1"/>
    </style:style>
    <style:style style:name="P298" style:family="paragraph" style:parent-style-name="Text_20_body" style:list-style-name="L6">
      <style:text-properties officeooo:rsid="04c10a52" officeooo:paragraph-rsid="04c199ba"/>
    </style:style>
    <style:style style:name="P299" style:family="paragraph" style:parent-style-name="Text_20_body" style:list-style-name="L7">
      <style:text-properties officeooo:rsid="0439ec41" officeooo:paragraph-rsid="0439ec41"/>
    </style:style>
    <style:style style:name="P300" style:family="paragraph" style:parent-style-name="Text_20_body" style:list-style-name="L7">
      <style:text-properties officeooo:rsid="0439ec41" officeooo:paragraph-rsid="0486d4b4"/>
    </style:style>
    <style:style style:name="P301" style:family="paragraph" style:parent-style-name="Text_20_body" style:list-style-name="L11">
      <style:text-properties officeooo:rsid="0439ec41" officeooo:paragraph-rsid="0492e8c4"/>
    </style:style>
    <style:style style:name="P302" style:family="paragraph" style:parent-style-name="Text_20_body" style:list-style-name="L7">
      <style:text-properties fo:color="#800000" style:text-line-through-style="none" style:text-line-through-type="none" officeooo:rsid="043d4ef2" officeooo:paragraph-rsid="043d4ef2"/>
    </style:style>
    <style:style style:name="P303" style:family="paragraph" style:parent-style-name="Text_20_body" style:list-style-name="L7">
      <style:text-properties fo:color="#800000" style:text-line-through-style="none" style:text-line-through-type="none" officeooo:rsid="043d4ef2" officeooo:paragraph-rsid="0457324a"/>
    </style:style>
    <style:style style:name="P304" style:family="paragraph" style:parent-style-name="Text_20_body" style:list-style-name="L7">
      <style:text-properties fo:color="#800000" style:text-line-through-style="none" style:text-line-through-type="none" officeooo:rsid="043d4ef2" officeooo:paragraph-rsid="045ee805"/>
    </style:style>
    <style:style style:name="P305" style:family="paragraph" style:parent-style-name="Text_20_body" style:list-style-name="L7">
      <style:text-properties officeooo:rsid="043d4ef2" officeooo:paragraph-rsid="043d4ef2"/>
    </style:style>
    <style:style style:name="P306" style:family="paragraph" style:parent-style-name="Text_20_body" style:list-style-name="L7">
      <style:text-properties officeooo:rsid="043ed011" officeooo:paragraph-rsid="043ed011"/>
    </style:style>
    <style:style style:name="P307" style:family="paragraph" style:parent-style-name="Text_20_body" style:list-style-name="L7">
      <style:text-properties officeooo:rsid="043ed011" officeooo:paragraph-rsid="0457324a"/>
    </style:style>
    <style:style style:name="P308" style:family="paragraph" style:parent-style-name="Text_20_body" style:list-style-name="L7">
      <style:text-properties officeooo:rsid="043ed011" officeooo:paragraph-rsid="045ee805"/>
    </style:style>
    <style:style style:name="P309" style:family="paragraph" style:parent-style-name="Text_20_body" style:list-style-name="L7">
      <style:text-properties officeooo:rsid="04559e5a" officeooo:paragraph-rsid="04dd40ea"/>
    </style:style>
    <style:style style:name="P310" style:family="paragraph" style:parent-style-name="Text_20_body" style:list-style-name="L7">
      <style:text-properties officeooo:rsid="04559e5a" officeooo:paragraph-rsid="0457324a"/>
    </style:style>
    <style:style style:name="P311" style:family="paragraph" style:parent-style-name="Text_20_body" style:list-style-name="L7">
      <style:text-properties officeooo:rsid="0492e8c4" officeooo:paragraph-rsid="04939d9a"/>
    </style:style>
    <style:style style:name="P312" style:family="paragraph" style:parent-style-name="Text_20_body" style:list-style-name="L11">
      <style:text-properties officeooo:rsid="0492e8c4" officeooo:paragraph-rsid="0492e8c4"/>
    </style:style>
    <style:style style:name="P313" style:family="paragraph" style:parent-style-name="Text_20_body" style:list-style-name="L8">
      <style:text-properties officeooo:rsid="044f63a8" officeooo:paragraph-rsid="044f63a8"/>
    </style:style>
    <style:style style:name="P314" style:family="paragraph" style:parent-style-name="Text_20_body" style:list-style-name="L9">
      <style:text-properties officeooo:rsid="044f63a8" officeooo:paragraph-rsid="0457324a"/>
    </style:style>
    <style:style style:name="P315" style:family="paragraph" style:parent-style-name="Text_20_body" style:list-style-name="L10">
      <style:text-properties officeooo:rsid="044f63a8" officeooo:paragraph-rsid="045ee805"/>
    </style:style>
    <style:style style:name="P316" style:family="paragraph" style:parent-style-name="Text_20_body" style:list-style-name="L8">
      <style:text-properties officeooo:rsid="044cd281" officeooo:paragraph-rsid="044cd281"/>
    </style:style>
    <style:style style:name="P317" style:family="paragraph" style:parent-style-name="Text_20_body" style:list-style-name="L8">
      <style:text-properties officeooo:rsid="04eb2766" officeooo:paragraph-rsid="04eb2766"/>
    </style:style>
    <style:style style:name="P318" style:family="paragraph" style:parent-style-name="Text_20_body" style:list-style-name="L9">
      <style:text-properties officeooo:rsid="04eb2766" officeooo:paragraph-rsid="04ed9fad"/>
    </style:style>
    <style:style style:name="P319" style:family="paragraph" style:parent-style-name="Text_20_body" style:list-style-name="L10">
      <style:text-properties officeooo:rsid="04eb2766" officeooo:paragraph-rsid="04ed9fad"/>
    </style:style>
    <style:style style:name="P320" style:family="paragraph" style:parent-style-name="Text_20_body" style:list-style-name="L7">
      <style:text-properties officeooo:rsid="0457324a" officeooo:paragraph-rsid="04574f05"/>
    </style:style>
    <style:style style:name="P321" style:family="paragraph" style:parent-style-name="Text_20_body" style:list-style-name="L7">
      <style:text-properties officeooo:rsid="0457324a" officeooo:paragraph-rsid="045ee805"/>
    </style:style>
    <style:style style:name="P322" style:family="paragraph" style:parent-style-name="Text_20_body" style:list-style-name="L11">
      <style:text-properties officeooo:rsid="04636293" officeooo:paragraph-rsid="04636293"/>
    </style:style>
    <style:style style:name="P323" style:family="paragraph" style:parent-style-name="Text_20_body" style:list-style-name="L12">
      <style:text-properties officeooo:rsid="049584da" officeooo:paragraph-rsid="049584da"/>
    </style:style>
    <style:style style:name="P324" style:family="paragraph" style:parent-style-name="Text_20_body" style:list-style-name="L13">
      <style:text-properties officeooo:rsid="04b0f788" officeooo:paragraph-rsid="04b0f788"/>
    </style:style>
    <style:style style:name="P325" style:family="paragraph" style:parent-style-name="Text_20_body" style:list-style-name="L14">
      <style:text-properties officeooo:rsid="04b0f788" officeooo:paragraph-rsid="04b0f788"/>
    </style:style>
    <style:style style:name="P326" style:family="paragraph" style:parent-style-name="Text_20_body" style:list-style-name="L15">
      <style:text-properties officeooo:rsid="04b0f788" officeooo:paragraph-rsid="04b0f788"/>
    </style:style>
    <style:style style:name="P327" style:family="paragraph" style:parent-style-name="Text_20_body" style:list-style-name="L16">
      <style:text-properties officeooo:rsid="04b0f788" officeooo:paragraph-rsid="04b1ca70"/>
    </style:style>
    <style:style style:name="P328" style:family="paragraph" style:parent-style-name="Text_20_body" style:list-style-name="L17">
      <style:text-properties officeooo:rsid="00585d78" officeooo:paragraph-rsid="016d253d"/>
    </style:style>
    <style:style style:name="P329" style:family="paragraph" style:parent-style-name="Text_20_body" style:list-style-name="L17">
      <style:text-properties officeooo:rsid="005c7b5a" officeooo:paragraph-rsid="016d253d"/>
    </style:style>
    <style:style style:name="P330" style:family="paragraph" style:parent-style-name="Text_20_body" style:list-style-name="L17">
      <style:text-properties officeooo:rsid="00568acf" officeooo:paragraph-rsid="016d253d"/>
    </style:style>
    <style:style style:name="P331" style:family="paragraph" style:parent-style-name="Text_20_body" style:list-style-name="L17">
      <style:text-properties officeooo:rsid="005b1744" officeooo:paragraph-rsid="016d253d"/>
    </style:style>
    <style:style style:name="P332" style:family="paragraph" style:parent-style-name="Text_20_body" style:list-style-name="L17">
      <style:text-properties officeooo:rsid="005b37b7" officeooo:paragraph-rsid="016d253d"/>
    </style:style>
    <style:style style:name="P333" style:family="paragraph" style:parent-style-name="Text_20_body">
      <style:text-properties officeooo:rsid="016b4da7" officeooo:paragraph-rsid="05265063"/>
    </style:style>
    <style:style style:name="P334" style:family="paragraph" style:parent-style-name="Text_20_body">
      <style:text-properties officeooo:paragraph-rsid="05265063"/>
    </style:style>
    <style:style style:name="P335" style:family="paragraph" style:parent-style-name="Heading_20_1">
      <style:paragraph-properties fo:break-before="page"/>
    </style:style>
    <style:style style:name="P336" style:family="paragraph" style:parent-style-name="Heading_20_1">
      <style:paragraph-properties fo:break-before="page"/>
      <style:text-properties officeooo:paragraph-rsid="03a73593"/>
    </style:style>
    <style:style style:name="P337" style:family="paragraph" style:parent-style-name="Heading_20_1">
      <style:paragraph-properties fo:break-before="page"/>
      <style:text-properties officeooo:paragraph-rsid="03b049eb"/>
    </style:style>
    <style:style style:name="P338" style:family="paragraph" style:parent-style-name="Heading_20_3">
      <style:text-properties officeooo:paragraph-rsid="032be77a"/>
    </style:style>
    <style:style style:name="P339" style:family="paragraph" style:parent-style-name="Heading_20_3">
      <style:text-properties officeooo:rsid="032be77a" officeooo:paragraph-rsid="034a5b24"/>
    </style:style>
    <style:style style:name="P340" style:family="paragraph" style:parent-style-name="Heading_20_3">
      <style:text-properties officeooo:rsid="034c0b41" officeooo:paragraph-rsid="034c0b41"/>
    </style:style>
    <style:style style:name="P341" style:family="paragraph" style:parent-style-name="Heading_20_3">
      <style:text-properties officeooo:rsid="0355a893" officeooo:paragraph-rsid="0355a893"/>
    </style:style>
    <style:style style:name="P342" style:family="paragraph" style:parent-style-name="Heading_20_3">
      <style:text-properties officeooo:paragraph-rsid="034a5b24"/>
    </style:style>
    <style:style style:name="P343" style:family="paragraph" style:parent-style-name="Heading_20_3">
      <style:text-properties officeooo:rsid="0470e59c" officeooo:paragraph-rsid="0470e59c"/>
    </style:style>
    <style:style style:name="P344" style:family="paragraph" style:parent-style-name="Heading_20_3">
      <style:text-properties officeooo:rsid="02846381" officeooo:paragraph-rsid="02846381"/>
    </style:style>
    <style:style style:name="P345" style:family="paragraph" style:parent-style-name="Heading_20_3">
      <style:text-properties officeooo:rsid="02f228b8" officeooo:paragraph-rsid="02f228b8"/>
    </style:style>
    <style:style style:name="P346" style:family="paragraph" style:parent-style-name="Heading_20_3">
      <style:text-properties officeooo:rsid="02f228b8" officeooo:paragraph-rsid="05221072"/>
    </style:style>
    <style:style style:name="P347" style:family="paragraph" style:parent-style-name="Heading_20_3">
      <style:text-properties officeooo:rsid="02e2917d" officeooo:paragraph-rsid="02e2917d"/>
    </style:style>
    <style:style style:name="P348" style:family="paragraph" style:parent-style-name="Heading_20_3">
      <style:text-properties officeooo:rsid="04231e0c" officeooo:paragraph-rsid="04231e0c"/>
    </style:style>
    <style:style style:name="P349" style:family="paragraph" style:parent-style-name="Heading_20_3">
      <style:text-properties officeooo:rsid="03b837d2" officeooo:paragraph-rsid="03b837d2"/>
    </style:style>
    <style:style style:name="P350" style:family="paragraph" style:parent-style-name="Heading_20_3">
      <style:text-properties officeooo:rsid="03c3cc49" officeooo:paragraph-rsid="03c3cc49"/>
    </style:style>
    <style:style style:name="P351" style:family="paragraph" style:parent-style-name="Heading_20_3">
      <style:text-properties officeooo:rsid="04982685" officeooo:paragraph-rsid="04982685"/>
    </style:style>
    <style:style style:name="P352" style:family="paragraph" style:parent-style-name="Heading_20_2">
      <style:text-properties officeooo:rsid="031b2329" officeooo:paragraph-rsid="031b2329"/>
    </style:style>
    <style:style style:name="P353" style:family="paragraph" style:parent-style-name="Heading_20_2">
      <style:paragraph-properties fo:break-before="page"/>
    </style:style>
    <style:style style:name="P354"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style:text-position="0% 100%" officeooo:rsid="051e58ee"/>
    </style:style>
    <style:style style:name="T417" style:family="text">
      <style:text-properties officeooo:rsid="02cf086a"/>
    </style:style>
    <style:style style:name="T418" style:family="text">
      <style:text-properties officeooo:rsid="02d0e7b1"/>
    </style:style>
    <style:style style:name="T419" style:family="text">
      <style:text-properties officeooo:rsid="02d380db"/>
    </style:style>
    <style:style style:name="T420" style:family="text">
      <style:text-properties officeooo:rsid="02e3c765"/>
    </style:style>
    <style:style style:name="T421" style:family="text">
      <style:text-properties officeooo:rsid="02e88953"/>
    </style:style>
    <style:style style:name="T422" style:family="text">
      <style:text-properties officeooo:rsid="02e9776d"/>
    </style:style>
    <style:style style:name="T423" style:family="text">
      <style:text-properties officeooo:rsid="02f4d926"/>
    </style:style>
    <style:style style:name="T424" style:family="text">
      <style:text-properties officeooo:rsid="030ecd54"/>
    </style:style>
    <style:style style:name="T425" style:family="text">
      <style:text-properties officeooo:rsid="03111d96"/>
    </style:style>
    <style:style style:name="T426" style:family="text">
      <style:text-properties officeooo:rsid="032099b8"/>
    </style:style>
    <style:style style:name="T427" style:family="text">
      <style:text-properties officeooo:rsid="03290f57"/>
    </style:style>
    <style:style style:name="T428" style:family="text">
      <style:text-properties officeooo:rsid="032c8773"/>
    </style:style>
    <style:style style:name="T429" style:family="text">
      <style:text-properties officeooo:rsid="032d1e84"/>
    </style:style>
    <style:style style:name="T430" style:family="text">
      <style:text-properties officeooo:rsid="0355a893"/>
    </style:style>
    <style:style style:name="T431" style:family="text">
      <style:text-properties officeooo:rsid="0364ec3c"/>
    </style:style>
    <style:style style:name="T432" style:family="text">
      <style:text-properties officeooo:rsid="0367fa73"/>
    </style:style>
    <style:style style:name="T433" style:family="text">
      <style:text-properties officeooo:rsid="0375944b"/>
    </style:style>
    <style:style style:name="T434" style:family="text">
      <style:text-properties officeooo:rsid="032ec26a"/>
    </style:style>
    <style:style style:name="T435" style:family="text">
      <style:text-properties officeooo:rsid="0376a746"/>
    </style:style>
    <style:style style:name="T436" style:family="text">
      <style:text-properties officeooo:rsid="0385eade"/>
    </style:style>
    <style:style style:name="T437" style:family="text">
      <style:text-properties officeooo:rsid="038a0ad0"/>
    </style:style>
    <style:style style:name="T438" style:family="text">
      <style:text-properties officeooo:rsid="03946f45"/>
    </style:style>
    <style:style style:name="T439" style:family="text">
      <style:text-properties officeooo:rsid="03a73593"/>
    </style:style>
    <style:style style:name="T440" style:family="text">
      <style:text-properties officeooo:rsid="03b2cc0c"/>
    </style:style>
    <style:style style:name="T441" style:family="text">
      <style:text-properties officeooo:rsid="03b6566f"/>
    </style:style>
    <style:style style:name="T442" style:family="text">
      <style:text-properties officeooo:rsid="03b6da38"/>
    </style:style>
    <style:style style:name="T443" style:family="text">
      <style:text-properties officeooo:rsid="03b98c0c"/>
    </style:style>
    <style:style style:name="T444" style:family="text">
      <style:text-properties officeooo:rsid="03bd78df"/>
    </style:style>
    <style:style style:name="T445" style:family="text">
      <style:text-properties officeooo:rsid="03e63c58"/>
    </style:style>
    <style:style style:name="T446" style:family="text">
      <style:text-properties officeooo:rsid="03e6dd2a"/>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d006e"/>
    </style:style>
    <style:style style:name="T478" style:family="text">
      <style:text-properties officeooo:rsid="04af9d16"/>
    </style:style>
    <style:style style:name="T479" style:family="text">
      <style:text-properties officeooo:rsid="04b0f788"/>
    </style:style>
    <style:style style:name="T480" style:family="text">
      <style:text-properties officeooo:rsid="04b1ca70"/>
    </style:style>
    <style:style style:name="T481" style:family="text">
      <style:text-properties officeooo:rsid="04b51897"/>
    </style:style>
    <style:style style:name="T482" style:family="text">
      <style:text-properties officeooo:rsid="04b6ff30"/>
    </style:style>
    <style:style style:name="T483" style:family="text">
      <style:text-properties officeooo:rsid="04b81584"/>
    </style:style>
    <style:style style:name="T484" style:family="text">
      <style:text-properties officeooo:rsid="04b8ea58"/>
    </style:style>
    <style:style style:name="T485" style:family="text">
      <style:text-properties officeooo:rsid="04bbb2f4"/>
    </style:style>
    <style:style style:name="T486" style:family="text">
      <style:text-properties officeooo:rsid="04bbffc9"/>
    </style:style>
    <style:style style:name="T487" style:family="text">
      <style:text-properties officeooo:rsid="04be184e"/>
    </style:style>
    <style:style style:name="T488" style:family="text">
      <style:text-properties style:text-line-through-style="none" style:text-line-through-type="none" officeooo:rsid="04be184e"/>
    </style:style>
    <style:style style:name="T489" style:family="text">
      <style:text-properties officeooo:rsid="04bed9a2"/>
    </style:style>
    <style:style style:name="T490" style:family="text">
      <style:text-properties officeooo:rsid="04c00a2c"/>
    </style:style>
    <style:style style:name="T491" style:family="text">
      <style:text-properties officeooo:rsid="04c199ba"/>
    </style:style>
    <style:style style:name="T492" style:family="text">
      <style:text-properties fo:color="#800000" officeooo:rsid="04a89684"/>
    </style:style>
    <style:style style:name="T493" style:family="text">
      <style:text-properties fo:color="#800000" officeooo:rsid="049a75d8"/>
    </style:style>
    <style:style style:name="T494" style:family="text">
      <style:text-properties fo:color="#800000" officeooo:rsid="04ce3f42"/>
    </style:style>
    <style:style style:name="T495" style:family="text">
      <style:text-properties fo:color="#800000" officeooo:rsid="05286549"/>
    </style:style>
    <style:style style:name="T496" style:family="text">
      <style:text-properties officeooo:rsid="04ceda93"/>
    </style:style>
    <style:style style:name="T497" style:family="text">
      <style:text-properties officeooo:rsid="04a36b0f"/>
    </style:style>
    <style:style style:name="T498" style:family="text">
      <style:text-properties officeooo:rsid="04d1db3a"/>
    </style:style>
    <style:style style:name="T499" style:family="text">
      <style:text-properties officeooo:rsid="04d39eff"/>
    </style:style>
    <style:style style:name="T500" style:family="text">
      <style:text-properties officeooo:rsid="04dd40ea"/>
    </style:style>
    <style:style style:name="T501" style:family="text">
      <style:text-properties officeooo:rsid="04e72d09"/>
    </style:style>
    <style:style style:name="T502" style:family="text">
      <style:text-properties officeooo:rsid="04da95bb"/>
    </style:style>
    <style:style style:name="T503" style:family="text">
      <style:text-properties officeooo:rsid="04f11e74"/>
    </style:style>
    <style:style style:name="T504" style:family="text">
      <style:text-properties officeooo:rsid="04facb22"/>
    </style:style>
    <style:style style:name="T505" style:family="text">
      <style:text-properties officeooo:rsid="04fd9bd9"/>
    </style:style>
    <style:style style:name="T506" style:family="text">
      <style:text-properties officeooo:rsid="04fe13cc"/>
    </style:style>
    <style:style style:name="T507" style:family="text">
      <style:text-properties officeooo:rsid="0504a7c2"/>
    </style:style>
    <style:style style:name="T508" style:family="text">
      <style:text-properties officeooo:rsid="03c4188b"/>
    </style:style>
    <style:style style:name="T509" style:family="text">
      <style:text-properties officeooo:rsid="0512de39"/>
    </style:style>
    <style:style style:name="T510" style:family="text">
      <style:text-properties officeooo:rsid="05194236"/>
    </style:style>
    <style:style style:name="T511" style:family="text">
      <style:text-properties officeooo:rsid="051b6c0f"/>
    </style:style>
    <style:style style:name="T512" style:family="text">
      <style:text-properties officeooo:rsid="05221072"/>
    </style:style>
    <style:style style:name="T513" style:family="text">
      <style:text-properties officeooo:rsid="05248e98"/>
    </style:style>
    <style:style style:name="T514" style:family="text">
      <style:text-properties officeooo:rsid="0526506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5"><draw:image xlink:href="../../logotypes/2.svg" xlink:type="simple" xlink:show="embed" xlink:actuate="onLoad"/><draw:image xlink:href="Pictures/10000201000002170000019EBB579902CEA55907.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0">Arkadiusz Bulski</text:p>
      <text:p text:style-name="P240"/>
      <text:h text:style-name="Heading_20_2" text:outline-level="2"><text:bookmark-start text:name="__RefHeading___Toc3094_2139278338"/>Abstract<text:bookmark-end text:name="__RefHeading___Toc3094_2139278338"/></text:h>
      <text:p text:style-name="P258">Cameleonica is a prototype of a highly versatile filesystem <text:span text:style-name="T514">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58"><text:span text:style-name="T402">Mission statement sets a direction in which further development will tend to. </text:span>Purposefully are omitted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specifications</text:span>. <text:span text:style-name="T388">Usage scenarios </text:span>showing obvious benefits <text:span text:style-name="T425">to end users </text:span>are also presented. <text:span text:style-name="T388">Scenarios show how different people benefit from different subsets of features. </text:span></text:p>
      <text:p text:style-name="P334"><text:span text:style-name="T402">Ideas and Observations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span></text:p>
      <text:p text:style-name="P136"/>
      <text:p text:style-name="P137"/>
      <text:h text:style-name="P35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_Toc3092_2139278338" text:style-name="Index_20_Link" text:visited-style-name="Index_20_Link">Mission Statement Safe cryptographic steganographic advanced filesystem<text:tab/>1</text:a></text:p>
          <text:p text:style-name="P256"><text:a xlink:type="simple" xlink:href="#__RefHeading___Toc3094_2139278338" text:style-name="Index_20_Link" text:visited-style-name="Index_20_Link">Abstract<text:tab/>1</text:a></text:p>
          <text:p text:style-name="P256"><text:a xlink:type="simple" xlink:href="#__RefHeading___Toc3096_2139278338" text:style-name="Index_20_Link" text:visited-style-name="Index_20_Link">Table of Content<text:tab/>1</text:a></text:p>
          <text:p text:style-name="P256"><text:a xlink:type="simple" xlink:href="#__RefHeading___Toc3098_2139278338" text:style-name="Index_20_Link" text:visited-style-name="Index_20_Link">Introduction<text:tab/>2</text:a></text:p>
          <text:p text:style-name="P257"><text:a xlink:type="simple" xlink:href="#__RefHeading___Toc12208_1922678716" text:style-name="Index_20_Link" text:visited-style-name="Index_20_Link">Filesystem<text:tab/>2</text:a></text:p>
          <text:p text:style-name="P257"><text:a xlink:type="simple" xlink:href="#__RefHeading___Toc12210_1922678716" text:style-name="Index_20_Link" text:visited-style-name="Index_20_Link">Cryptographic filesystem<text:tab/>3</text:a></text:p>
          <text:p text:style-name="P257"><text:a xlink:type="simple" xlink:href="#__RefHeading___Toc12212_1922678716" text:style-name="Index_20_Link" text:visited-style-name="Index_20_Link">Steganographic filesystem<text:tab/>3</text:a></text:p>
          <text:p text:style-name="P257"><text:a xlink:type="simple" xlink:href="#__RefHeading___Toc12214_1922678716" text:style-name="Index_20_Link" text:visited-style-name="Index_20_Link">Safe filesystem<text:tab/>3</text:a></text:p>
          <text:p text:style-name="P257"><text:a xlink:type="simple" xlink:href="#__RefHeading___Toc12216_1922678716" text:style-name="Index_20_Link" text:visited-style-name="Index_20_Link">Advanced filesystem<text:tab/>4</text:a></text:p>
          <text:p text:style-name="P256"><text:a xlink:type="simple" xlink:href="#__RefHeading___Toc3100_2139278338" text:style-name="Index_20_Link" text:visited-style-name="Index_20_Link">Usage scenarios<text:tab/>7</text:a></text:p>
          <text:p text:style-name="P257"><text:a xlink:type="simple" xlink:href="#__RefHeading___Toc11818_1922678716" text:style-name="Index_20_Link" text:visited-style-name="Index_20_Link">Graphic designer.<text:tab/>7</text:a></text:p>
          <text:p text:style-name="P257"><text:a xlink:type="simple" xlink:href="#__RefHeading___Toc12218_1922678716" text:style-name="Index_20_Link" text:visited-style-name="Index_20_Link">Human rights activist.<text:tab/>7</text:a></text:p>
          <text:p text:style-name="P257"><text:a xlink:type="simple" xlink:href="#__RefHeading___Toc12220_1922678716" text:style-name="Index_20_Link" text:visited-style-name="Index_20_Link">Medical center maintenance staff.<text:tab/>7</text:a></text:p>
          <text:p text:style-name="P257"><text:a xlink:type="simple" xlink:href="#__RefHeading___Toc12222_1922678716" text:style-name="Index_20_Link" text:visited-style-name="Index_20_Link">Linux distro maintainer.<text:tab/>8</text:a></text:p>
          <text:p text:style-name="P257"><text:a xlink:type="simple" xlink:href="#__RefHeading___Toc12224_1922678716" text:style-name="Index_20_Link" text:visited-style-name="Index_20_Link">Computer forensics expert.<text:tab/>8</text:a></text:p>
          <text:p text:style-name="P257"><text:a xlink:type="simple" xlink:href="#__RefHeading___Toc12226_1922678716" text:style-name="Index_20_Link" text:visited-style-name="Index_20_Link">Software engineer.<text:tab/>8</text:a></text:p>
          <text:p text:style-name="P254"><text:a xlink:type="simple" xlink:href="#__RefHeading___Toc3102_2139278338" text:style-name="Index_20_Link" text:visited-style-name="Index_20_Link">Ideas and Observations Foundations for a versatile filesystem<text:tab/>11</text:a></text:p>
          <text:p text:style-name="P256"><text:a xlink:type="simple" xlink:href="#__RefHeading___Toc2962_2139278338" text:style-name="Index_20_Link" text:visited-style-name="Index_20_Link">Introduction<text:tab/>11</text:a></text:p>
          <text:p text:style-name="P255"><text:a xlink:type="simple" xlink:href="#__RefHeading___Toc2966_2139278338" text:style-name="Index_20_Link" text:visited-style-name="Index_20_Link">Inodes are not efficient.<text:tab/>11</text:a></text:p>
          <text:p text:style-name="P255"><text:a xlink:type="simple" xlink:href="#__RefHeading___Toc2968_2139278338" text:style-name="Index_20_Link" text:visited-style-name="Index_20_Link">B-trees are not efficient.<text:tab/>15</text:a></text:p>
          <text:p text:style-name="P255"><text:a xlink:type="simple" xlink:href="#__RefHeading___Toc4248_1811106159" text:style-name="Index_20_Link" text:visited-style-name="Index_20_Link">Fsync is not efficient.<text:tab/>17</text:a></text:p>
          <text:p text:style-name="P255"><text:soft-page-break/><text:a xlink:type="simple" xlink:href="#__RefHeading___Toc3156_190800628" text:style-name="Index_20_Link" text:visited-style-name="Index_20_Link">Atomic sector overwrite is not necessary for consistency.<text:tab/>21</text:a></text:p>
          <text:p text:style-name="P255"><text:a xlink:type="simple" xlink:href="#__RefHeading___Toc3158_190800628" text:style-name="Index_20_Link" text:visited-style-name="Index_20_Link">First few bytes of file should be easier to read.<text:tab/>22</text:a></text:p>
          <text:p text:style-name="P255"><text:a xlink:type="simple" xlink:href="#__RefHeading___Toc3412_1102112787" text:style-name="Index_20_Link" text:visited-style-name="Index_20_Link">Volumes should not be synonymous with partitions.<text:tab/>22</text:a></text:p>
          <text:p text:style-name="P255"><text:a xlink:type="simple" xlink:href="#__RefHeading___Toc2972_2139278338" text:style-name="Index_20_Link" text:visited-style-name="Index_20_Link">Encrypting disk blocks is not useful.<text:tab/>23</text:a></text:p>
          <text:p text:style-name="P255"><text:a xlink:type="simple" xlink:href="#__RefHeading___Toc2974_2139278338" text:style-name="Index_20_Link" text:visited-style-name="Index_20_Link">Overwriting files is not safe or efficient.<text:tab/>24</text:a></text:p>
          <text:p text:style-name="P255"><text:a xlink:type="simple" xlink:href="#__RefHeading___Toc2976_2139278338" text:style-name="Index_20_Link" text:visited-style-name="Index_20_Link">Strategies for data allocation are mutually exclusive.<text:tab/>24</text:a></text:p>
          <text:p text:style-name="P255"><text:a xlink:type="simple" xlink:href="#__RefHeading___Toc2978_2139278338" text:style-name="Index_20_Link" text:visited-style-name="Index_20_Link">Behavior is based on assumptions, not history.<text:tab/>25</text:a></text:p>
          <text:p text:style-name="P255"><text:a xlink:type="simple" xlink:href="#__RefHeading___Toc8380_1733829396" text:style-name="Index_20_Link" text:visited-style-name="Index_20_Link">Behavior is based on assumptions, not requests.<text:tab/>26</text:a></text:p>
          <text:p text:style-name="P255"><text:a xlink:type="simple" xlink:href="#__RefHeading___Toc2980_2139278338" text:style-name="Index_20_Link" text:visited-style-name="Index_20_Link">Once defined data format is not flexible.<text:tab/>26</text:a></text:p>
          <text:p text:style-name="P255"><text:a xlink:type="simple" xlink:href="#__RefHeading___Toc2982_2139278338" text:style-name="Index_20_Link" text:visited-style-name="Index_20_Link">Blocks can store less than extents.<text:tab/>27</text:a></text:p>
          <text:p text:style-name="P255"><text:a xlink:type="simple" xlink:href="#__RefHeading___Toc3346_814789060" text:style-name="Index_20_Link" text:visited-style-name="Index_20_Link">Passwords are not usable.<text:tab/>28</text:a></text:p>
          <text:p text:style-name="P256"><text:a xlink:type="simple" xlink:href="#__RefHeading___Toc3106_2139278338" text:style-name="Index_20_Link" text:visited-style-name="Index_20_Link">Bibliography<text:tab/>29</text:a></text:p>
          <text:p text:style-name="P254"><text:a xlink:type="simple" xlink:href="#__RefHeading___Toc4040_138362386" text:style-name="Index_20_Link" text:visited-style-name="Index_20_Link">Preliminary design Layout for a versatile filesystem<text:tab/>31</text:a></text:p>
          <text:p text:style-name="P256"><text:a xlink:type="simple" xlink:href="#__RefHeading___Toc6567_138362386" text:style-name="Index_20_Link" text:visited-style-name="Index_20_Link">Introduction<text:tab/>31</text:a></text:p>
          <text:p text:style-name="P255"><text:a xlink:type="simple" xlink:href="#__RefHeading___Toc4042_138362386" text:style-name="Index_20_Link" text:visited-style-name="Index_20_Link">Data structure hierarchy<text:tab/>31</text:a></text:p>
          <text:p text:style-name="P255"><text:a xlink:type="simple" xlink:href="#__RefHeading___Toc6569_138362386" text:style-name="Index_20_Link" text:visited-style-name="Index_20_Link">Data structure fields<text:tab/>32</text:a></text:p>
          <text:p text:style-name="P257"><text:a xlink:type="simple" xlink:href="#__RefHeading___Toc12228_1922678716" text:style-name="Index_20_Link" text:visited-style-name="Index_20_Link">Storage pool<text:tab/>32</text:a></text:p>
          <text:p text:style-name="P257"><text:a xlink:type="simple" xlink:href="#__RefHeading___Toc12230_1922678716" text:style-name="Index_20_Link" text:visited-style-name="Index_20_Link">Volume<text:tab/>32</text:a></text:p>
          <text:p text:style-name="P257"><text:a xlink:type="simple" xlink:href="#__RefHeading___Toc8225_175525380" text:style-name="Index_20_Link" text:visited-style-name="Index_20_Link">Under volume<text:tab/>33</text:a></text:p>
          <text:p text:style-name="P257"><text:a xlink:type="simple" xlink:href="#__RefHeading___Toc12232_1922678716" text:style-name="Index_20_Link" text:visited-style-name="Index_20_Link">Extents<text:tab/>34</text:a></text:p>
          <text:p text:style-name="P257"><text:a xlink:type="simple" xlink:href="#__RefHeading___Toc12234_1922678716" text:style-name="Index_20_Link" text:visited-style-name="Index_20_Link">Some data structures<text:tab/>36</text:a></text:p>
          <text:p text:style-name="P255"><text:a xlink:type="simple" xlink:href="#__RefHeading___Toc4353_419811028" text:style-name="Index_20_Link" text:visited-style-name="Index_20_Link">User exposed methods<text:tab/>37</text:a></text:p>
          <text:p text:style-name="P254"><text:a xlink:type="simple" xlink:href="#__RefHeading___Toc2986_2139278338" text:style-name="Index_20_Link" text:visited-style-name="Index_20_Link">Questions and Answers Topics that reviewers found unclear<text:tab/>39</text:a></text:p>
        </text:index-body>
      </text:table-of-content>
      <text:p text:style-name="P137"/>
      <text:p text:style-name="P137"/>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8"/>
      <text:p text:style-name="P243">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text:soft-page-break/>All these semantics are interesting but are not the main selling point. They only build a foundation for a useful general purpose filesystem that is protected from at most interruption. </text:p>
      <text:p text:style-name="P206"/>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7"/>
      <text:h text:style-name="Heading_20_4" text:outline-level="4"><text:bookmark-start text:name="__RefHeading___Toc12212_1922678716"/>Steganographic filesystem <text:bookmark-end text:name="__RefHeading___Toc12212_1922678716"/></text:h>
      <text:p text:style-name="P209">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8"/>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text:soft-page-break/>recovery scenario should be easily discoverable for any of mentioned scenarios. User should be able to recover from sets of changes made to sets of files. </text:p>
      <text:p text:style-name="P210"/>
      <text:h text:style-name="Heading_20_4" text:outline-level="4"><text:bookmark-start text:name="__RefHeading___Toc12216_1922678716"/>Advanced filesystem <text:bookmark-end text:name="__RefHeading___Toc12216_1922678716"/></text:h>
      <text:p text:style-name="P252">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8">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0"><text:span text:style-name="T43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9">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2">Disk utilisation can be increased through compression of selected files. Compression can happen transparently, <text:span text:style-name="T18">with the user only noticing that he can store files with more total size than hard-disk capacity. </text:span></text:p>
      <text:p text:style-name="P235">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3">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text:span><text:soft-page-break/><text:span text:style-name="T20">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3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4"/>
      <text:p text:style-name="P246"/>
      <text:p text:style-name="P234">Summary of the features and their applications: </text:p>
      <text:p text:style-name="P234"/>
      <text:p text:style-name="P226"><draw:frame draw:style-name="fr2" draw:name="Characteristics of a filesystem" text:anchor-type="paragraph" svg:width="14.27cm" svg:height="16.29cm" draw:z-index="4"><draw:image xlink:href="../characteristics.png" xlink:type="simple" xlink:show="embed" xlink:actuate="onLoad"/></draw:frame></text:p>
      <text:h text:style-name="P353" text:outline-level="2"><text:bookmark-start text:name="__RefHeading___Toc3100_2139278338"/>Usage scenarios<text:bookmark-end text:name="__RefHeading___Toc3100_2139278338"/></text:h>
      <text:p text:style-name="P21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1"/>
      <text:h text:style-name="Heading_20_4" text:outline-level="4"><text:bookmark-start text:name="__RefHeading___Toc11818_1922678716"/>Graphic designer. <text:bookmark-end text:name="__RefHeading___Toc11818_1922678716"/></text:h>
      <text:p text:style-name="P21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2"/>
      <text:h text:style-name="Heading_20_4" text:outline-level="4"><text:bookmark-start text:name="__RefHeading___Toc12218_1922678716"/>Human rights activist. <text:bookmark-end text:name="__RefHeading___Toc12218_1922678716"/></text:h>
      <text:p text:style-name="P21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4"/>
      <text:h text:style-name="Heading_20_4" text:outline-level="4"><text:bookmark-start text:name="__RefHeading___Toc12220_1922678716"/>Medical center maintenance <text:span text:style-name="T5">staff. </text:span><text:bookmark-end text:name="__RefHeading___Toc12220_1922678716"/></text:h>
      <text:p text:style-name="P217"><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6"/>
      <text:h text:style-name="Heading_20_4" text:outline-level="4"><text:bookmark-start text:name="__RefHeading___Toc12222_1922678716"/>Linux distro maintainer. <text:bookmark-end text:name="__RefHeading___Toc12222_1922678716"/></text:h>
      <text:p text:style-name="P221">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0"/>
      <text:h text:style-name="Heading_20_4" text:outline-level="4"><text:bookmark-start text:name="__RefHeading___Toc12224_1922678716"/>Computer forensics expert. <text:bookmark-end text:name="__RefHeading___Toc12224_1922678716"/></text:h>
      <text:p text:style-name="P223">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2"/>
      <text:h text:style-name="Heading_20_4" text:outline-level="4"><text:bookmark-start text:name="__RefHeading___Toc12226_1922678716"/>Software engineer. <text:bookmark-end text:name="__RefHeading___Toc12226_1922678716"/></text:h>
      <text:p text:style-name="P225">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4"/>
      <text:p text:style-name="P245"/>
      <text:p text:style-name="P227"><draw:frame draw:style-name="fr3" draw:name="Usage scenarios for a filesystem" text:anchor-type="paragraph" svg:width="16.491cm" svg:height="24.029cm" draw:z-index="3"><draw:image xlink:href="../usecases.png" xlink:type="simple" xlink:show="embed" xlink:actuate="onLoad"/></draw:frame></text:p>
      <text:p text:style-name="P247"/>
      <text:h text:style-name="P335" text:outline-level="1"><draw:frame draw:style-name="fr1" draw:name="Logo over Ideas Observations" text:anchor-type="paragraph" svg:x="14.944cm" svg:y="-0.289cm" svg:width="2cm" svg:height="1.55cm" draw:z-index="2"><draw:image xlink:href="../../logotypes/2.svg" xlink:type="simple" xlink:show="embed" xlink:actuate="onLoad"/><draw:image xlink:href="Pictures/10000201000002170000019EBB579902CEA55907.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1">Arkadiusz Bulski</text:p>
      <text:p text:style-name="P241"/>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Inodes are not efficient. <text:bookmark-end text:name="__RefHeading___Toc2966_2139278338"/></text:h>
      <text:p text:style-name="P105"><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0"><draw:image xlink:href="../inode.png" xlink:type="simple" xlink:show="embed" xlink:actuate="onLoad"/></draw:frame><text:soft-page-break/></text:p>
      <text:p text:style-name="P24">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3"><draw:frame draw:style-name="fr4" draw:name="Inode complete" text:anchor-type="paragraph" svg:width="17cm" svg:height="3.117cm" draw:z-index="1"><draw:image xlink:href="../inodecomplete.png" xlink:type="simple" xlink:show="embed" xlink:actuate="onLoad"/></draw:frame></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09">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5">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8">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29">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6"/>
      <text:p text:style-name="P38">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8"/>
          </table:table-cell>
          <table:table-cell table:style-name="Tabela1.B1" office:value-type="string">
            <text:p text:style-name="P248">Area size:</text:p>
          </table:table-cell>
          <table:table-cell table:style-name="Tabela1.B1" office:value-type="string">
            <text:p text:style-name="P248">Seek time sequential:</text:p>
          </table:table-cell>
          <table:table-cell table:style-name="Tabela1.B1" office:value-type="string">
            <text:p text:style-name="P248">Seek time concurrent:</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MB</text:p>
          </table:table-cell>
          <table:table-cell table:style-name="Tabela1.A1" office:value-type="string">
            <text:p text:style-name="P250">0.20 ms</text:p>
          </table:table-cell>
          <table:table-cell table:style-name="Tabela1.A1" office:value-type="string">
            <text:p text:style-name="P249">0.01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MB</text:p>
          </table:table-cell>
          <table:table-cell table:style-name="Tabela1.A1" office:value-type="string">
            <text:p text:style-name="P250">0.44 ms</text:p>
          </table:table-cell>
          <table:table-cell table:style-name="Tabela1.A1" office:value-type="string">
            <text:p text:style-name="P249">0.36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MB</text:p>
          </table:table-cell>
          <table:table-cell table:style-name="Tabela1.A1" office:value-type="string">
            <text:p text:style-name="P250">1.76 ms</text:p>
          </table:table-cell>
          <table:table-cell table:style-name="Tabela1.A1" office:value-type="string">
            <text:p text:style-name="P249">1.30 ms</text:p>
          </table:table-cell>
          <table:table-cell table:style-name="Tabela1.A1" office:value-type="string">
            <text:p text:style-name="P248"/>
          </table:table-cell>
        </table:table-row>
        <text:soft-page-break/>
        <table:table-row>
          <table:table-cell table:style-name="Tabela1.A1" office:value-type="string">
            <text:p text:style-name="P248"/>
          </table:table-cell>
          <table:table-cell table:style-name="Tabela1.A1" office:value-type="string">
            <text:p text:style-name="P251">64 MB</text:p>
          </table:table-cell>
          <table:table-cell table:style-name="Tabela1.A1" office:value-type="string">
            <text:p text:style-name="P250">4.53 ms</text:p>
          </table:table-cell>
          <table:table-cell table:style-name="Tabela1.A1" office:value-type="string">
            <text:p text:style-name="P249">3.87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MB</text:p>
          </table:table-cell>
          <table:table-cell table:style-name="Tabela1.A1" office:value-type="string">
            <text:p text:style-name="P250">6.76 ms</text:p>
          </table:table-cell>
          <table:table-cell table:style-name="Tabela1.A1" office:value-type="string">
            <text:p text:style-name="P249">7.59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GB</text:p>
          </table:table-cell>
          <table:table-cell table:style-name="Tabela1.A1" office:value-type="string">
            <text:p text:style-name="P250">8.61 ms</text:p>
          </table:table-cell>
          <table:table-cell table:style-name="Tabela1.A1" office:value-type="string">
            <text:p text:style-name="P249">8.5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GB</text:p>
          </table:table-cell>
          <table:table-cell table:style-name="Tabela1.A1" office:value-type="string">
            <text:p text:style-name="P250">9.41 ms</text:p>
          </table:table-cell>
          <table:table-cell table:style-name="Tabela1.A1" office:value-type="string">
            <text:p text:style-name="P249">9.2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GB</text:p>
          </table:table-cell>
          <table:table-cell table:style-name="Tabela1.A1" office:value-type="string">
            <text:p text:style-name="P250">10.93 ms</text:p>
          </table:table-cell>
          <table:table-cell table:style-name="Tabela1.A1" office:value-type="string">
            <text:p text:style-name="P249">10.78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64 GB</text:p>
          </table:table-cell>
          <table:table-cell table:style-name="Tabela1.A1" office:value-type="string">
            <text:p text:style-name="P250">10.99 ms</text:p>
          </table:table-cell>
          <table:table-cell table:style-name="Tabela1.A1" office:value-type="string">
            <text:p text:style-name="P249">10.85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GB</text:p>
          </table:table-cell>
          <table:table-cell table:style-name="Tabela1.A1" office:value-type="string">
            <text:p text:style-name="P250">12.19 ms</text:p>
          </table:table-cell>
          <table:table-cell table:style-name="Tabela1.A1" office:value-type="string">
            <text:p text:style-name="P249">12.73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TB</text:p>
          </table:table-cell>
          <table:table-cell table:style-name="Tabela1.A1" office:value-type="string">
            <text:p text:style-name="P250">16.30 ms</text:p>
          </table:table-cell>
          <table:table-cell table:style-name="Tabela1.A1" office:value-type="string">
            <text:p text:style-name="P249">15.72 ms</text:p>
          </table:table-cell>
          <table:table-cell table:style-name="Tabela1.A1" office:value-type="string">
            <text:p text:style-name="P248"/>
          </table:table-cell>
        </table:table-row>
      </table:table>
      <text:p text:style-name="P38"/>
      <text:p text:style-name="P39">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2"/>
      <text:p text:style-name="P52">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6"/>
      <text:p text:style-name="P6"/>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3"/>
      <text:p text:style-name="P44"><text:soft-page-break/>Consider <text:span text:style-name="T419">the </text:span>three approaches <text:span text:style-name="T418">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5"/>
      <text:p text:style-name="P46">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6"><draw:frame draw:style-name="fr6" draw:name="Dictionary 1 direct" text:anchor-type="paragraph" svg:width="15.52cm" svg:height="4.57cm" draw:z-index="10"><draw:image xlink:href="../dictionary.png" xlink:type="simple" xlink:show="embed" xlink:actuate="onLoad"/></draw:frame></text:p>
      <text:p text:style-name="P48">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7"><draw:frame draw:style-name="fr7" draw:name="Dictionary 2 hashtable" text:anchor-type="paragraph" svg:width="15.52cm" svg:height="7.22cm" draw:z-index="11"><draw:image xlink:href="../dictionary2.png" xlink:type="simple" xlink:show="embed" xlink:actuate="onLoad"/></draw:frame><text:soft-page-break/></text:p>
      <text:p text:style-name="P56">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text:span><text:span text:style-name="T416">the </text:span><text:span text:style-name="T415">first diskless approach. </text:span></text:p>
      <text:p text:style-name="P12"/>
      <text:p text:style-name="P13">This argument is basically the same as for inode extent. If <text:span text:style-name="T417">extent dictionary is considered </text:span>as <text:span text:style-name="T417">a </text:span>metadata of some special file then same <text:span text:style-name="T311">theoretical argument can be applied</text:span>. </text:p>
      <text:p text:style-name="P7"/>
      <text:p text:style-name="P8"/>
      <text:h text:style-name="P338"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5"/>
      <text:p text:style-name="P88">Consider a filesystem where all operations are both atomic and ordered, <text:span text:style-name="T353">with respect to crash</text:span>. <text:span text:style-name="T314">Above that fsync calls are implemented as no-op. </text:span></text:p>
      <text:p text:style-name="P88"><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6">Consider the folowing layout of a </text:span>filesystem where all operations are atomic and ordered <text:span text:style-name="T338">with respect to crash: </text:span></text:p>
      <text:p text:style-name="P90"/>
      <text:p text:style-name="P90"><text:span text:style-name="T436">F</text:span>irst sector contains <text:span text:style-name="T436">the </text:span>address of last persisted <text:span text:style-name="T436">root inode</text:span>, further sectors <text:span text:style-name="T43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7">next to each other making entire checkpoint into a single sequential disk write followed by a single sync. Following diagram shows a log structured version after each of few operations: </text:span></text:p>
      <text:p text:style-name="P152"><draw:frame draw:style-name="fr8" draw:name="Copy On Write layout" text:anchor-type="paragraph" svg:width="16.131cm" svg:height="9.95cm" draw:z-index="12"><draw:image xlink:href="../cowlayout.png" xlink:type="simple" xlink:show="embed" xlink:actuate="onLoad"/></draw:frame></text:p>
      <text:p text:style-name="P153">Upgrades can be added. A dictionary that maps <text:span text:style-name="T438">ids</text:span> into disk offsets can be referenced from the header. Directories then associate file names and files associate data with extent ids instead of offsets. Changing an inode does not affect the inodes <text:span text:style-name="T438">above </text:span>in a path to the root anymore, instead only a dictionary entry <text:span text:style-name="T438">translating the id </text:span>gets updated. <text:span text:style-name="T438">Furthermore, some structures are updated so frequently that patches (diffs) might be stored instead of full structures. That would make checkpointing more lightweight and could lead to more frequent checkpointing. </text:span></text:p>
      <text:p text:style-name="P97"/>
      <text:p text:style-name="P154"><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3"/>
      <text:p text:style-name="P91"><text:soft-page-break/></text:p>
      <text:h text:style-name="P339" text:outline-level="3"><text:bookmark-start text:name="__RefHeading___Toc3156_190800628"/>Atomic sector overwrite is not necessary for consistency. <text:bookmark-end text:name="__RefHeading___Toc3156_190800628"/></text:h>
      <text:p text:style-name="P138">Many filesystems but also frameworks like SQLite guarantee consistency by depending on the underlying hard disk to overwrite sectors (512 bytes) atomically. There are some issues with this approach, although <text:span text:style-name="T433">for </text:span>many years <text:span text:style-name="T433">so far </text:span>this approach <text:span text:style-name="T433">seems to have worded </text:span>just fine. First, this simply moves responsibility down the chain. If possible, it is generally a good idea to implement a trait yourself than depend <text:span text:style-name="T428">on</text:span> other frameworks or hardware. This is because the framework below is by definition a responsibility of some other individual or <text:span text:style-name="T433">organization.</text:span> <text:span text:style-name="T429">Many projects in the history of software got exposed to exploits or got broken due to bugs in <text:s/>borrowed code. </text:span>And regarding hard disks specifically, there are some reasons to doubt whether atomic sector writes are indeed <text:span text:style-name="T433">as real as advertised. Personal conversation with Stephen Tweedie is attached </text:span><text:span text:style-name="T433"><text:bibliography-mark text:identifier="Tweedie15" text:bibliography-type="unpublished" text:author="Stephen Tweedie" text:title="Stephen Tweedie Email.txt" text:year="2015">[Tweedie15]</text:bibliography-mark></text:span><text:span text:style-name="T433">, suggesting that each particular hardware system would have to be examined for this trait to exist or not. Therefore, a software solution breaking dependency on the hardware should be taken into consideration. </text:span></text:p>
      <text:p text:style-name="P138"/>
      <text:p text:style-name="P145">There are two ways to implement atomic changes on disk through software. Both no longer require the disk to have atomic sector writes. <text:span text:style-name="T435">However, </text:span>phantom writes, corrupted writes, <text:span text:style-name="T435">and </text:span>misplaced writes are not taken into account. <text:span text:style-name="T435">Also a sector write cannot damage anything outside that sector. </text:span></text:p>
      <text:p text:style-name="P138"/>
      <text:p text:style-name="P146"><text:span text:style-name="T200">Ring</text:span><text:span text:style-name="T211"> is a </text:span><text:span text:style-name="T434">disk extent that is sector aligned and long enough to contain some number </text:span>of <text:span text:style-name="T434">data chunks, 2 or more. Chunks </text:span>need to <text:span text:style-name="T434">be of fixed size </text:span>and <text:span text:style-name="T43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9"><draw:frame draw:style-name="fr8" draw:name="Atomic ring" text:anchor-type="paragraph" svg:width="12.741cm" svg:height="3.221cm" draw:z-index="14"><draw:image xlink:href="../atomicring.png" xlink:type="simple" xlink:show="embed" xlink:actuate="onLoad"/></draw:frame></text:p>
      <text:p text:style-name="P142"/>
      <text:p text:style-name="P147"><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1"><draw:frame draw:style-name="fr8" draw:name="Atomic chain" text:anchor-type="paragraph" svg:width="15.85cm" svg:height="6.98cm" draw:z-index="15"><draw:image xlink:href="../atomicchain.png" xlink:type="simple" xlink:show="embed" xlink:actuate="onLoad"/></draw:frame><text:soft-page-break/></text:p>
      <text:p text:style-name="P140"/>
      <text:h text:style-name="P340" text:outline-level="3"><text:bookmark-start text:name="__RefHeading___Toc3158_190800628"/>First few bytes of file should be easier to read. <text:bookmark-end text:name="__RefHeading___Toc3158_190800628"/></text:h>
      <text:p text:style-name="P144">When a directory is opened in <text:span text:style-name="T430">Nautilus</text:span>, all files within it are scanned with a <text:span text:style-name="T200">file</text:span> command that recognizes their type of content. This is a noticable difference with Windows systems where file name extensions are used <text:span text:style-name="T430">to determine content type </text:span>instead. Since <text:span text:style-name="T200">file</text:span> command is used often and uses only first few bytes, these bytes could also be stored within the inode. If a file gets querie<text:span text:style-name="T430">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3"/>
      <text:p text:style-name="P143"/>
      <text:h text:style-name="P341" text:outline-level="3"><text:bookmark-start text:name="__RefHeading___Toc3412_1102112787"/>Volumes should not be synonymous with partitions. <text:bookmark-end text:name="__RefHeading___Toc3412_1102112787"/></text:h>
      <text:p text:style-name="P149">Filesystems can and should be decoupled from disk partitions on which they reside. <text:span text:style-name="T430">Zetabyte filesystem </text:span><text:span text:style-name="T430"><text:bibliography-mark text:identifier="ZFS" text:bibliography-type="www" text:author="Jeff Bonwick, Bill Moore" text:title="ZFS: The Last Word in File Systems">[ZFS]</text:bibliography-mark></text:span><text:span text:style-name="T43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0"><draw:frame draw:style-name="fr8" draw:name="Storage pool" text:anchor-type="paragraph" svg:width="7.241cm" svg:height="3.431cm" draw:z-index="16"><draw:image xlink:href="../storagepool.png" xlink:type="simple" xlink:show="embed" xlink:actuate="onLoad"/></draw:frame></text:p>
      <text:p text:style-name="P150">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8"/>
      <text:p text:style-name="P143"/>
      <text:h text:style-name="P342" text:outline-level="3"><text:bookmark-start text:name="__RefHeading___Toc2972_2139278338"/><text:soft-page-break/>Encrypting disk blocks is not useful. <text:bookmark-end text:name="__RefHeading___Toc2972_2139278338"/></text:h>
      <text:p text:style-name="P10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6"/>
      <text:p text:style-name="P18">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4">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7"><draw:image xlink:href="../plain.png" xlink:type="simple" xlink:show="embed" xlink:actuate="onLoad"/></draw:frame></text:p>
      <text:p text:style-name="P10"><text:soft-page-break/></text:p>
      <text:h text:style-name="P343" text:outline-level="3"><text:bookmark-start text:name="__RefHeading___Toc2974_2139278338"/><text:span text:style-name="T351">Overwriting</text:span> files is not <text:span text:style-name="T351">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8"><draw:image xlink:href="../datastructs.png" xlink:type="simple" xlink:show="embed" xlink:actuate="onLoad"/></draw:frame></text:p>
      <text:p text:style-name="P34"/>
      <text:h text:style-name="P344"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5">recompressed, </text:span><text:soft-page-break/>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9"><draw:image xlink:href="../allocation-logchunks.png" xlink:type="simple" xlink:show="embed" xlink:actuate="onLoad"/></draw:frame></text:p>
      <text:p text:style-name="P42">Another issue is how chunks from across different snapshots are laid out within the segment. <text:span text:style-name="T40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4"><draw:frame draw:style-name="fr6" draw:name="Allocation strategy defragmentation" text:anchor-type="paragraph" svg:width="13.37cm" svg:height="3.45cm" draw:z-index="20"><draw:image xlink:href="../allocation-chunksrevs.png" xlink:type="simple" xlink:show="embed" xlink:actuate="onLoad"/></draw:frame></text:p>
      <text:p text:style-name="P34"/>
      <text:h text:style-name="P345" text:outline-level="3"><text:bookmark-start text:name="__RefHeading___Toc2978_2139278338"/>Behavior is based on assumptions, not <text:span text:style-name="T424">history. </text:span><text:bookmark-end text:name="__RefHeading___Toc2978_2139278338"/></text:h>
      <text:p text:style-name="P51">Filesystems can gather internal statistics about the files and other data structures, specifically the patters of how they were accessed in the past. <text:span text:style-name="T42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3">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0"/>
      <text:p text:style-name="P53">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5">Also when <text:span text:style-name="T42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4"/>
      <text:p text:style-name="P53"><text:span text:style-name="T426">W</text:span>hen a file gets accessed more frequently <text:span text:style-name="T426">than others </text:span>it can be selected for defragmentation or compaction more often than other files. </text:p>
      <text:p text:style-name="P55">Also since filesystem needs to do background scrubbing at some point, statistics can be built to predict peeks and valleys of user initiated disk activity. This way background operations may minimize impact on the foreground, user initiated activity. </text:p>
      <text:p text:style-name="P53"/>
      <text:p text:style-name="P57">Applications and operating systems often use internal statistics to find patter<text:span text:style-name="T427">n</text:span>s like UX design efficiency. There is no reason why this could not be applied to filesystems as well. </text:p>
      <text:p text:style-name="P57"/>
      <text:p text:style-name="P57"/>
      <text:h text:style-name="P346" text:outline-level="3"><text:bookmark-start text:name="__RefHeading___Toc8380_1733829396"/>Behavior is based on assumptions, not <text:span text:style-name="T512">requests. </text:span><text:bookmark-end text:name="__RefHeading___Toc8380_1733829396"/></text:h>
      <text:p text:style-name="P58">Future access patterns can also be anticipated <text:span text:style-name="T513">by following explicit advice from the user.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7" text:outline-level="3"><text:bookmark-start text:name="__RefHeading___Toc2980_2139278338"/><text:span text:style-name="T420">Once</text:span> defined data format is not flexible. <text:bookmark-end text:name="__RefHeading___Toc2980_2139278338"/></text:h>
      <text:p text:style-name="P49">Specifications often define <text:span text:style-name="T422">fixed </text:span>data formats and leave <text:span text:style-name="T422">no allowance for dynamic change of data layout</text:span>. <text:span text:style-name="T42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text:soft-page-break/></text:p>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text:span><text:soft-page-break/><text:span text:style-name="T332">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8" text:outline-level="3"><text:bookmark-start text:name="__RefHeading___Toc3346_814789060"/>Passwords are not usable. <text:bookmark-end text:name="__RefHeading___Toc3346_814789060"/></text:h>
      <text:p text:style-name="P171">Textual passwords have been and still are being used for protecting encrypted disks. However, passwords are hard to remember and do not have enough entropy. Keyfiles were introduced as an alternative and became a moderete successor. </text:p>
      <text:p text:style-name="P171"/>
      <text:p text:style-name="P171">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2"/>
      <text:h text:style-name="P35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3">ZFS: Jeff Bonwick, Bill Moore, ZFS: The Last Word in File Systems, , </text:p>
          <text:p text:style-name="P253">Rosenblum91: Mendel Rosenblum and John K. Ousterhout, The Design and Implementation of a Log-Structured File System, 1991</text:p>
          <text:p text:style-name="P253">Mathur07: Avantika Mathur et al., The new ext4 filesystem: current status and future plans, 2007, https://www.kernel.org/doc/ols/2007/ols2007v2-pages-21-34.pdf</text:p>
          <text:p text:style-name="P253">McKusi84: Marshall Kirk Mckusick, William N. Joy, Samuel J. Leffler, Robert S. Fabry, A Fast File System for UNIX, 1984</text:p>
          <text:p text:style-name="P253">Twee00: Steven Tweedie, EXT3, Journaling Filesystem, 2000, http://olstrans.sourceforge.net/release/OLS2000-ext3/OLS2000-ext3.html</text:p>
          <text:p text:style-name="P253">OSTEP: Remzi H. Arpaci-Dusseau, Andrea C. Arpaci-Dusseau, Operating Systems: Three Easy Pieces, 2015, http://pages.cs.wisc.edu/~remzi/OSTEP/</text:p>
          <text:p text:style-name="P253">Rodeh12: Ohad Rodeh, BTRFS: The Linux B-tree Filesystem, 2012</text:p>
          <text:p text:style-name="P253">Agraw07: Nitin Agrawal, William J. Bolosky, John R. Douceur, Jacob R. Lorch, A Five-Year Study of File-System Metadata, 2007</text:p>
          <text:p text:style-name="P253">Douceur99: John R. Douceur and William J. Bolosky, A Large-Scale Study of File-System Contents, 1999</text:p>
          <text:p text:style-name="P253">Patterson: David A. Patterson, Kimberly K. Keeton, Hardware Technology Trends and Database Opportunities, </text:p>
          <text:p text:style-name="P253">Pillai13: Thanumalayan Sankaranarayana Pillai, et al, Towards Efficient, Portable Application-Level Consistency, 2013</text:p>
          <text:p text:style-name="P253">Tweedie15: Stephen Tweedie, Stephen Tweedie Email.txt, 2015</text:p>
          <text:p text:style-name="P253">Gutmann96: Peter Gutmann, Secure Deletion of Data from Magnetic andSolid-State Memory, 1996</text:p>
        </text:index-body>
      </text:bibliography>
      <text:p text:style-name="Text_20_body"/>
      <text:p text:style-name="P155">Please know that all cited documents are saved in project's repository and you do not have to search the web to read them. This includes cited web pages. </text:p>
      <text:p text:style-name="Standard"/>
      <text:p text:style-name="P244"/>
      <text:h text:style-name="P336"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BB579902CEA55907.png" xlink:type="simple" xlink:show="embed" xlink:actuate="onLoad"/></draw:frame><text:bookmark-start text:name="__RefHeading___Toc4040_138362386"/><text:span text:style-name="T439">Preliminary design</text:span><text:line-break/><text:span text:style-name="T11">Layout for a versatile filesystem</text:span><text:bookmark-end text:name="__RefHeading___Toc4040_138362386"/></text:h>
      <text:p text:style-name="P242">Arkadiusz Bulski</text:p>
      <text:p text:style-name="P242"/>
      <text:h text:style-name="Heading_20_2" text:outline-level="2"><text:bookmark-start text:name="__RefHeading___Toc6567_138362386"/>Introduction<text:bookmark-end text:name="__RefHeading___Toc6567_138362386"/></text:h>
      <text:p text:style-name="P205">[<text:span text:style-name="T482">this chapter is in progress, you may want to read it later</text:span>]</text:p>
      <text:p text:style-name="P160"/>
      <text:p text:style-name="P160"/>
      <text:h text:style-name="P349" text:outline-level="3"><text:bookmark-start text:name="__RefHeading___Toc4042_138362386"/>Data structure hierarchy<text:bookmark-end text:name="__RefHeading___Toc4042_138362386"/></text:h>
      <text:p text:style-name="P163"><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6">Volume is the second data structure in hierarchy. <text:span text:style-name="T44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7">File inode and directory inode are third in data structure hierarchy. Complete file and directory metadata are always contained in one <text:span text:style-name="T442">continuous</text:span> extent and <text:span text:style-name="T442">referenced</text:span> by a parent directory by id. Root directory inode has an id=1 by definition. <text:span text:style-name="T441">When a file has many hard links, their parent directories reference the same file inode by id, and the file inode contains a list of parent ids. Symlink inodes are analogous. </text:span></text:p>
      <text:p text:style-name="P158">Data extents are fourth in data hierarchy. Each file write creates data chunk<text:span text:style-name="T445">s</text:span> that <text:span text:style-name="T445">are </text:span>first stored in a write buffer. After a few second window, chunks awaiting persistence are grouped in one <text:span text:style-name="T445">continuous</text:span> data extent and the extent is written to disk at sequential speed. </text:p>
      <text:p text:style-name="P158"/>
      <text:p text:style-name="P159">Extent map is a data structure that maps integer ids into physical locations and sizes on disk. Each extent gets assigned a unique incremental id. When an <text:span text:style-name="T446">extent is </text:span>modified or compacted, id remains the same but the location and size are updated to point to the new copy. Extents are always modified copy on write and the extent map needs to update references atomically. </text:p>
      <text:p text:style-name="P159">Free <text:span text:style-name="T44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1"><text:soft-page-break/>Journal is a data structure that keeps <text:span text:style-name="T44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1"/>
      <text:p text:style-name="P161"/>
      <text:h text:style-name="P35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1">is the top most structure. <text:span text:style-name="T508">Every backend (disk) in the pool has the first segment used for 2 rings. First ring keeps a serialized blob of </text:span><text:span text:style-name="T206">diskdict</text:span><text:span text:style-name="T268"> while the second ring contains a </text:span><text:span text:style-name="T508">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2"/>
      <text:p text:style-name="P100">Diskdict contains:</text:p>
      <text:list xml:id="list179362404069208874" text:style-name="L1">
        <text:list-item>
          <text:p text:style-name="P259"><text:span text:style-name="T211">Checksum covering further fields, </text:span><text:span text:style-name="T306">not keyed. </text:span></text:p>
        </text:list-item>
        <text:list-item>
          <text:p text:style-name="P268"><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2905837470846682115" text:style-name="L2">
        <text:list-item>
          <text:p text:style-name="P260"><text:span text:style-name="T211">Checksum covering further fields, </text:span><text:span text:style-name="T306">not keyed. </text:span></text:p>
        </text:list-item>
        <text:list-item>
          <text:p text:style-name="P269"><text:span text:style-name="T211">Unique long random id of the pool. </text:span><text:span text:style-name="T271">This can be used to </text:span><text:span text:style-name="T279">differentiate</text:span><text:span text:style-name="T271"> between pools. </text:span></text:p>
        </text:list-item>
        <text:list-item>
          <text:p text:style-name="P270"><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2">End of existing disk space ranges. This gets incremented when a new backend is added and is never decremented, even when a backend is removed. </text:p>
        </text:list-item>
        <text:list-item>
          <text:p text:style-name="P275"><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4"/>
      <text:h text:style-name="Heading_20_4" text:outline-level="4"><text:bookmark-start text:name="__RefHeading___Toc12230_1922678716"/>Volume <text:bookmark-end text:name="__RefHeading___Toc12230_1922678716"/></text:h>
      <text:p text:style-name="P202">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0"><text:soft-page-break/></text:p>
      <text:p text:style-name="P170">Fsdict contains: </text:p>
      <text:list xml:id="list6750400417777262259" text:style-name="L3">
        <text:list-item>
          <text:p text:style-name="P261"><text:span text:style-name="T211">Checksum covering further fields, </text:span><text:span text:style-name="T303">keyed from </text:span><text:span text:style-name="T304">pooldict</text:span><text:span text:style-name="T303">. </text:span></text:p>
        </text:list-item>
        <text:list-item>
          <text:p text:style-name="P271"><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6"><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7"><text:span text:style-name="T299">R</text:span><text:span text:style-name="T211">oot directory extent id. Alternatively it could be defined constant. </text:span></text:p>
        </text:list-item>
        <text:list-item>
          <text:p text:style-name="P278"><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9"><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3">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80"><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4">Earliest and newest revision number of the journal entries. <text:span text:style-name="T477">The earliest revision is </text:span>used to constrain compacting to revisions before the earliest <text:span text:style-name="T477">remembered </text:span>revision. <text:span text:style-name="T477">The newest revision plus one is used for next operation. </text:span></text:p>
        </text:list-item>
        <text:list-item>
          <text:p text:style-name="P281"><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2"><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3"><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5"/>
      <text:h text:style-name="Heading_20_4" text:outline-level="4"><text:bookmark-start text:name="__RefHeading___Toc8225_175525380"/>Under <text:span text:style-name="T511">volume </text:span><text:bookmark-end text:name="__RefHeading___Toc8225_175525380"/></text:h>
      <text:p text:style-name="P203"><text:span text:style-name="T511">There </text:span>are few data structures that are not contained but referenced, such as the journal, <text:span text:style-name="T465">and </text:span>the extent map <text:span text:style-name="T466">(which switches between two representantations)</text:span>. </text:p>
      <text:p text:style-name="P165"/>
      <text:p text:style-name="P182">Extent map chain chunk <text:span text:style-name="T481">content</text:span>: </text:p>
      <text:list xml:id="list3584364079318212166" text:style-name="L4">
        <text:list-item>
          <text:p text:style-name="P286">List of entries, <text:span text:style-name="T481">each as variable size tuple containing: the key (extent id) and the value (extent info in unified disk space, and extent type). All fields are as varints. First chunk holds </text:span>entire dictionary, <text:span text:style-name="T481">and further chunks hold diffs. Removed entries are represented in diffs as null values assigned to their keys. Extent type can be either file inode, directory inode, symlink inode, data. </text:span></text:p>
        </text:list-item>
      </text:list>
      <text:p text:style-name="P168"/>
      <text:p text:style-name="P182">Extent map B-tree chunk <text:span text:style-name="T481">content</text:span>: </text:p>
      <text:list xml:id="list6570644272349648991" text:style-name="L5">
        <text:list-item>
          <text:p text:style-name="P288">Concatenation of fixed size tuples each containing the key (extent id) and the value (extent info in unified disk space, <text:span text:style-name="T501">and extent type</text:span>). <text:span text:style-name="T509">All fields are as uint64. Empty slots are represented by null keys. Extent type can be either file inode, directory inode, symlink inode, data. </text:span></text:p>
        </text:list-item>
        <text:list-item>
          <text:p text:style-name="P288">Concatenation of fixed size <text:span text:style-name="T464">pointers to other chunks, each in unified disk space. </text:span></text:p>
        </text:list-item>
      </text:list>
      <text:p text:style-name="P169"><text:soft-page-break/></text:p>
      <text:p text:style-name="P192">Journal chunk content: </text:p>
      <text:list xml:id="list122354395875310439" text:style-name="L6">
        <text:list-item>
          <text:p text:style-name="P289">List of variable size tuples, each having one of following formats. First field (revision number <text:span text:style-name="T496">as varint</text:span>) and second field (entry type <text:span text:style-name="T496">as varint</text:span>) <text:span text:style-name="T485">are always varints </text:span>and suggest how further fields are to be parsed. Value of of the second field is in parentheses. </text:p>
          <text:list>
            <text:list-item>
              <text:p text:style-name="P290">(Initialized volume) <text:span text:style-name="T503">No fields. This is used for informing the user. </text:span></text:p>
            </text:list-item>
            <text:list-item>
              <text:p text:style-name="P292">(Mounted volume) No fields. This is used for informing the user. </text:p>
            </text:list-item>
            <text:list-item>
              <text:p text:style-name="P293">(Opened file) <text:span text:style-name="T490">Inode id of parent directory inode as varint, </text:span>file inode id as varint, <text:span text:style-name="T490">length of the path as varint, path as UTF8 encoded string. </text:span></text:p>
            </text:list-item>
            <text:list-item>
              <text:p text:style-name="P291">(Created file) <text:span text:style-name="T490">Inode id of parent directory inode as varint, </text:span>length of <text:span text:style-name="T483">the </text:span>path as <text:span text:style-name="T483">varint</text:span>, path <text:span text:style-name="T490">as </text:span>UTF8 encoded <text:span text:style-name="T490">string</text:span>, owner <text:span text:style-name="T483">and </text:span>group <text:span text:style-name="T483">as varints</text:span>, and permissions as int. <text:span text:style-name="T484">Since new inode carries same id as the journal entry there is no need to reference it. </text:span></text:p>
            </text:list-item>
            <text:list-item>
              <text:p text:style-name="P289">(Written to file) Inode id as <text:span text:style-name="T487">var</text:span>int, <text:span text:style-name="T487">buffer length as varint, offset within content space as varint</text:span>. Since chunks carry same id as the journal entry there is no need to reference it. <text:span text:style-name="T488">Other fields are merely for pretty printing. </text:span></text:p>
            </text:list-item>
            <text:list-item>
              <text:p text:style-name="P294">(Appended to file) <text:span text:style-name="T485">(</text:span>same <text:span text:style-name="T487">fields </text:span>as <text:span text:style-name="T489">file write)</text:span></text:p>
            </text:list-item>
            <text:list-item>
              <text:p text:style-name="P289">(Truncated file) Inode id as <text:span text:style-name="T486">var</text:span>int. <text:span text:style-name="T483">File’s chunk map represents the truncation as one of the chunks but using a different type of entry does not require reading the inode to differenciate between chunks representing writes and trucations. </text:span></text:p>
            </text:list-item>
            <text:list-item>
              <text:p text:style-name="P295">(Moved file) Inode id of <text:span text:style-name="T490">source </text:span>parent director<text:span text:style-name="T490">y</text:span> as <text:span text:style-name="T490">var</text:span>int, inode id of <text:span text:style-name="T490">destination </text:span>parent director<text:span text:style-name="T490">y</text:span> as <text:span text:style-name="T490">var</text:span>int, <text:span text:style-name="T490">source path length as varint, source path as UTF8 encoded string, destination path length as varint, destination path as UTF8 encoded string. This also represents a renamed file. </text:span></text:p>
            </text:list-item>
            <text:list-item>
              <text:p text:style-name="P296">(Removed file) File inode id as varint, parent directory inode id as varint, path length as varint, path as UTF8 encoded string. </text:p>
            </text:list-item>
            <text:list-item>
              <text:p text:style-name="P297">(Created directory) <text:span text:style-name="T49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8">(Removed directory) <text:span text:style-name="T49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9"/>
      <text:h text:style-name="Heading_20_4" text:outline-level="4"><text:bookmark-start text:name="__RefHeading___Toc12232_1922678716"/>Extents <text:bookmark-end text:name="__RefHeading___Toc12232_1922678716"/></text:h>
      <text:p text:style-name="P176">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3"/>
      <text:p text:style-name="P173">File inode: </text:p>
      <text:list xml:id="list3307358316173181249" text:style-name="L7">
        <text:list-item>
          <text:p text:style-name="P262">Checksum covering further fields, <text:span text:style-name="T468">keyed from any parent directory, parametrized by id. </text:span></text:p>
        </text:list-item>
        <text:list-item>
          <text:p text:style-name="P299">Unique volume wide id. This is the same id that is used by the extent map to translate into extent info. <text:span text:style-name="T470">Also it is the revision number of the file creation operation. </text:span></text:p>
        </text:list-item>
        <text:list-item>
          <text:p text:style-name="P299">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302">Suggested filename. This is for recovery only. If all parent directories are damaged, then this name will be assigned to this file and put into a recovery directory. </text:p>
        </text:list-item>
        <text:list-item>
          <text:p text:style-name="P305">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ext:span><text:soft-page-break/><text:span text:style-name="T450">truncation and holes, and do not refer to any extent. Also some chunks refer to ownership or permission changes, or extended attributes changes, and therefore are interpretted differently. </text:span></text:p>
        </text:list-item>
        <text:list-item>
          <text:p text:style-name="P306">Ignored revisions, as a list of revision ranges. This is <text:span text:style-name="T451">only </text:span>used when reverting. Journal provides explanations of each revision and snapshots point to particular revisions. </text:p>
        </text:list-item>
        <text:list-item>
          <text:p text:style-name="P309">File size, owner and permissions, <text:span text:style-name="T457">first 64 bytes of content</text:span> for the newest revision. Those can be computed from the chunk map for any revision but newest values are cached here.</text:p>
        </text:list-item>
        <text:list-item>
          <text:p text:style-name="P309"><text:span text:style-name="T500">Datetimes for atime, mtime, ctime. These are not affected by revisioning. </text:span><text:s/></text:p>
        </text:list-item>
        <text:list-item>
          <text:p text:style-name="P284"><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11"><text:span text:style-name="T296">Padding bytes. </text:span><text:span text:style-name="T308">These bytes are discarded during parsing. </text:span></text:p>
        </text:list-item>
      </text:list>
      <text:p text:style-name="P177">In memory only: </text:p>
      <text:list xml:id="list6347383526513259773" text:style-name="L8">
        <text:list-item>
          <text:p text:style-name="P313">Is dirty, as a boolean flag. When set this means the inode needs to be persisted, even if there are no dirty <text:span text:style-name="T456">data </text:span>chunks. </text:p>
        </text:list-item>
        <text:list-item>
          <text:p text:style-name="P316">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0"/>
      <text:p text:style-name="P174"><text:span text:style-name="T457">Directory</text:span> inode: </text:p>
      <text:list xml:id="list224820666214076" text:continue-list="list3307358316173181249" text:style-name="L7">
        <text:list-item>
          <text:p text:style-name="P263">Checksum covering further fields, <text:span text:style-name="T468">keyed from any parent directory, parametrized by id. Root directory is keyed from fsdict. </text:span></text:p>
        </text:list-item>
        <text:list-item>
          <text:p text:style-name="P300">Unique volume wide id. This is the same id that is used by the extent map to translate into extent info. <text:span text:style-name="T470">Also it is the revision number of the dir creation operation. </text:span></text:p>
        </text:list-item>
        <text:list-item>
          <text:p text:style-name="P303">Suggested filename. This is for recovery only. If all parent directories are damaged, then this name will be assigned and put into a recovery directory. </text:p>
        </text:list-item>
        <text:list-item>
          <text:p text:style-name="P320">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307">Ignored revisions, as a list of revision ranges. This is <text:span text:style-name="T451">only </text:span>used when reverting. Journal provides explanations of each revision and snapshots point to particular revisions. </text:p>
        </text:list-item>
        <text:list-item>
          <text:p text:style-name="P310"><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309"><text:span text:style-name="T500">Datetimes for atime, mtime, ctime. These are not affected by revisioning. </text:span><text:s/></text:p>
        </text:list-item>
        <text:list-item>
          <text:p text:style-name="P285"><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11"><text:span text:style-name="T296">Padding bytes. </text:span><text:span text:style-name="T308">These bytes are discarded during parsing. </text:span></text:p>
        </text:list-item>
      </text:list>
      <text:p text:style-name="P178">In memory only: </text:p>
      <text:list xml:id="list509713895123483625" text:style-name="L9">
        <text:list-item>
          <text:p text:style-name="P314">Is dirty, as a boolean flag. When set this means the inode needs to be persisted, <text:span text:style-name="T460">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6"/>
      <text:p text:style-name="P175"><text:span text:style-name="T461">Symlink </text:span>inode: </text:p>
      <text:list xml:id="list224820394767246" text:continue-list="list224820666214076" text:style-name="L7">
        <text:list-item>
          <text:p text:style-name="P263">Checksum covering further fields, <text:span text:style-name="T468">keyed from any parent directory, parametrized by id.</text:span></text:p>
        </text:list-item>
        <text:list-item>
          <text:p text:style-name="P300"><text:soft-page-break/>Unique volume wide id. This is the same id that is used by the extent map to translate into extent info. <text:span text:style-name="T470">Also it is the revision number of the link creation operation. </text:span></text:p>
        </text:list-item>
        <text:list-item>
          <text:p text:style-name="P304">Suggested filename. This is for recovery only. If all parent directories are damaged, then this name will be assigned and put into a recovery directory. </text:p>
        </text:list-item>
        <text:list-item>
          <text:p text:style-name="P321">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308">Ignored revisions, as a list of revision ranges. This is <text:span text:style-name="T451">only </text:span>used when reverting. Journal provides explanations of each revision and snapshots point to particular revisions. </text:p>
        </text:list-item>
        <text:list-item>
          <text:p text:style-name="P309"><text:span text:style-name="T500">O</text:span>wner and permissions, <text:span text:style-name="T500">and target </text:span>for the newest revision. Those can be computed from the chunk map for any revision but newest values are cached here.</text:p>
        </text:list-item>
        <text:list-item>
          <text:p text:style-name="P309"><text:span text:style-name="T500">Datetimes for atime, mtime, ctime. These are not affected by revisioning. </text:span><text:s/></text:p>
        </text:list-item>
        <text:list-item>
          <text:p text:style-name="P311">Padding bytes. <text:span text:style-name="T472">These bytes are discarded during parsing. </text:span></text:p>
        </text:list-item>
      </text:list>
      <text:p text:style-name="P179">In memory only: </text:p>
      <text:list xml:id="list5755909356668888412" text:style-name="L10">
        <text:list-item>
          <text:p text:style-name="P315">Is dirty, as a boolean flag. When set this means the inode needs to be persisted, <text:span text:style-name="T460">because some fields were changed.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81">Data extent: </text:p>
      <text:list xml:id="list2288881023533168743" text:style-name="L11">
        <text:list-item>
          <text:p text:style-name="P264">Checksum covering further fields, <text:span text:style-name="T471">keyed from the file inode, paramerized by id. </text:span></text:p>
        </text:list-item>
        <text:list-item>
          <text:p text:style-name="P301">Unique incremental volume wide id. This is the same id that is used by the extent map to translate into extent info. <text:span text:style-name="T470">Also it is the revision number of the checkpointing operation. </text:span></text:p>
        </text:list-item>
        <text:list-item>
          <text:p text:style-name="P322">Concatenation of <text:span text:style-name="T467">variable size </text:span>data chunks. </text:p>
        </text:list-item>
        <text:list-item>
          <text:p text:style-name="P312">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5"/>
      <text:p text:style-name="P186">Data chunk: </text:p>
      <text:list xml:id="list5012294330180916425" text:style-name="L12">
        <text:list-item>
          <text:p text:style-name="P265">Checksum covering further fields, <text:span text:style-name="T471">keyed from the file inode, paramerized by id.</text:span></text:p>
        </text:list-item>
        <text:list-item>
          <text:p text:style-name="P323">Data, as bytes. Chunk map keeps track of this field’s size. </text:p>
        </text:list-item>
      </text:list>
      <text:p text:style-name="P186"/>
      <text:h text:style-name="Heading_20_4" text:outline-level="4"><text:bookmark-start text:name="__RefHeading___Toc12234_1922678716"/>Some data structures <text:bookmark-end text:name="__RefHeading___Toc12234_1922678716"/></text:h>
      <text:p text:style-name="P191">like diskdict, pooldict, and fsdict are stored in rings and the extent map, and journal entries as stored in chains. These two generic data structures are described below. </text:p>
      <text:p text:style-name="P190"/>
      <text:p text:style-name="P190">Ring extent: </text:p>
      <text:list xml:id="list7918169758189309742" text:style-name="L13">
        <text:list-item>
          <text:p text:style-name="P324">Concatenation of fixed size chunks. </text:p>
        </text:list-item>
        <text:list-item>
          <text:p text:style-name="P324">Padding bytes. The extent must be sector aligned. Sector size is externally provided. </text:p>
        </text:list-item>
      </text:list>
      <text:p text:style-name="P190"/>
      <text:p text:style-name="P190">Ring chunk: </text:p>
      <text:list xml:id="list1461707668777231114" text:style-name="L14">
        <text:list-item>
          <text:p text:style-name="P266">Checksum covering further fields, <text:span text:style-name="T479">can be keyed or parametrized. </text:span></text:p>
        </text:list-item>
        <text:list-item>
          <text:p text:style-name="P32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5"><text:soft-page-break/>Length of data, in bytes. </text:p>
        </text:list-item>
        <text:list-item>
          <text:p text:style-name="P325">Data <text:span text:style-name="T480">blob</text:span>. </text:p>
        </text:list-item>
      </text:list>
      <text:p text:style-name="P190"/>
      <text:p text:style-name="P190">Chain extent: </text:p>
      <text:list xml:id="list940533717380196568" text:style-name="L15">
        <text:list-item>
          <text:p text:style-name="P326">Concatenation of variable size chunks. </text:p>
        </text:list-item>
      </text:list>
      <text:p text:style-name="P190"/>
      <text:p text:style-name="P190">Chain chunk: </text:p>
      <text:list xml:id="list4844335222207085655" text:style-name="L16">
        <text:list-item>
          <text:p text:style-name="P267">Checksum covering further fields, <text:span text:style-name="T480">can be keyed or parametrized. </text:span></text:p>
        </text:list-item>
        <text:list-item>
          <text:p text:style-name="P327">Revision number. This is also the revision of checkpointing operation. <text:span text:style-name="T480">All valid chunks (that have valid checksum) from the beginning of the chain are considered part of the current value</text:span>. When a value is duplicated across few different <text:span text:style-name="T480">chains</text:span>, this number also dictates which <text:span text:style-name="T480">chain is most up to date. </text:span></text:p>
        </text:list-item>
        <text:list-item>
          <text:p text:style-name="P287">Length <text:span text:style-name="T463">of data, in bytes. </text:span></text:p>
        </text:list-item>
        <text:list-item>
          <text:p text:style-name="P287"><text:span text:style-name="T463">Length of </text:span>padding, in bytes. </text:p>
        </text:list-item>
        <text:list-item>
          <text:p text:style-name="P287">Data blob. </text:p>
        </text:list-item>
        <text:list-item>
          <text:p text:style-name="P287">Padding bytes. Chunks must be sector aligned. <text:span text:style-name="T478">Sector size is provided in fsdict. </text:span></text:p>
        </text:list-item>
      </text:list>
      <text:p text:style-name="P187"/>
      <text:p text:style-name="P187"/>
      <text:h text:style-name="P35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manipulatinf files and directories is the same. Only one of the interfaces above needs to be truly implemented, as other can be mere wrappers. </text:p>
      <text:p text:style-name="P186"/>
      <text:p text:style-name="P189">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8"/>
      <text:p text:style-name="Text_20_body"><text:span text:style-name="T497">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7">Mount is successful at this point. Current value of fsdict is kept in memory, until unmount. </text:span></text:p>
      <text:p text:style-name="Text_20_body"/>
      <text:p text:style-name="P193">Creating a file: <text:span text:style-name="T49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9">added. Inode is retained in memory and considered dirty. </text:span></text:p>
      <text:p text:style-name="P194"/>
      <text:p text:style-name="P196">Opening a file: <text:span text:style-name="T49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7">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4"/>
      <text:p text:style-name="P195">Writing to a file: Open handle is used to find the inode in memory. <text:span text:style-name="T499">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3"/>
      <text:p text:style-name="P198">Closing a file: <text:span text:style-name="T502">Open handle is used to find the inode in memory. If file was opened for particular revision, then inode in thawed for that revision. Handle is invalidated. Dirty inode and data are not persisted immediately and remain in memory. </text:span></text:p>
      <text:p text:style-name="P198"/>
      <text:p text:style-name="P199">Removing a file: <text:span text:style-name="T49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4">Extent map is not changed. Journal entry is added. </text:span>Parent directory <text:span text:style-name="T499">inode is </text:span>marked dirty and remains <text:span text:style-name="T499">in memory. </text:span></text:p>
      <text:p text:style-name="P199"/>
      <text:p text:style-name="P200">Checkpointing: This is an internal operation called whenever few seconds have passed or enough dirty inodes or data accumulated in memory. For <text:span text:style-name="T506">each </text:span>dirty file inode, all dirty data chunks are processed by compressor. <text:span text:style-name="T506">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7">chunk </text:span>with own checksum. Inode chunk map is updated with <text:span text:style-name="T505">new </text:span>extent id <text:span text:style-name="T505">(new revision number for each data extent) </text:span>and internal offsets and lengths. <text:span text:style-name="T505">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4"/>
      <text:p text:style-name="P204">[awaiting: creating snapshots, browsing revision history, reverting to a revision, <text:span text:style-name="T510">transactions, anonymous files, truncation, </text:span>cloning files, scrubbing process, conduits for ioctl, etc]</text:p>
      <text:p text:style-name="P184"/>
      <text:h text:style-name="P337"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BB579902CEA55907.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5">actions, regular deletion and permanent deletion</text:span>. One is reversible and other is <text:span text:style-name="T384">permanent. Please refer to answer to next question.</text:span></text:p>
      <text:p text:style-name="P131">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7"><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2">your country of residence, you may be: </text:span></text:p>
      <text:list xml:id="list6997614395164498277" text:style-name="L17">
        <text:list-item>
          <text:p text:style-name="P328">forbidden from using cryptographic products in general</text:p>
        </text:list-item>
        <text:list-item>
          <text:p text:style-name="P329">required to get license or send notification before import<text:span text:style-name="T363">ing</text:span></text:p>
        </text:list-item>
        <text:list-item>
          <text:p text:style-name="P330">required to disclose cryptographic keys to authorities in advance</text:p>
        </text:list-item>
        <text:list-item>
          <text:p text:style-name="P331">asked to <text:span text:style-name="T386">enter password and hand over </text:span>your laptop</text:p>
        </text:list-item>
        <text:list-item>
          <text:p text:style-name="P330">asked if you have any other undisclosed encrypted partitions</text:p>
        </text:list-item>
        <text:list-item>
          <text:p text:style-name="P332">subpoenaed <text:span text:style-name="T364">to produce </text:span>keys or <text:span text:style-name="T364">de</text:span>crypted data <text:span text:style-name="T364">itself</text:span></text:p>
        </text:list-item>
        <text:list-item>
          <text:p text:style-name="P332">jailed for long time or until your produce encryption keys</text:p>
        </text:list-item>
      </text:list>
      <text:p text:style-name="P114">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1">some are so specialized that clearly there will not be many people that will have a use for them. This project aims to deliver a versatile filesystem that will be useful to everybody. </text:span></text:p>
      <text:p text:style-name="P116"/>
      <text:p text:style-name="P117"><text:span text:style-name="T370">Compression </text:span><text:span text:style-name="T368">is great, </text:span><text:span text:style-name="T369">but s</text:span><text:span text:style-name="T368">ome files should not be compressed for performance. </text:span></text:p>
      <text:p text:style-name="P132">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text:soft-page-break/></text:p>
      <text:p text:style-name="P74">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21">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29T22:48:18.201895086">2016-08-29</text:date></text:span><text:span text:style-name="MT1"><text:tab/>Page </text:span><text:span text:style-name="MT1"><text:page-number text:select-page="current">1</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4H10M46S</meta:editing-duration>
    <meta:editing-cycles>909</meta:editing-cycles>
    <meta:generator>LibreOffice/5.1.4.2$Linux_X86_64 LibreOffice_project/10m0$Build-2</meta:generator>
    <dc:date>2016-08-29T22:48:18.109617410</dc:date>
    <meta:document-statistic meta:table-count="1" meta:image-count="23" meta:object-count="3" meta:page-count="42" meta:paragraph-count="435" meta:word-count="18264" meta:character-count="111651" meta:non-whitespace-character-count="9360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